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F" svg:font-family="" style:font-family-generic="roman"/>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374in"/>
    </style:style>
    <style:style style:name="co2" style:family="table-column">
      <style:table-column-properties fo:break-before="auto" style:column-width="0.6846in"/>
    </style:style>
    <style:style style:name="co3" style:family="table-column">
      <style:table-column-properties fo:break-before="auto" style:column-width="3.3945in"/>
    </style:style>
    <style:style style:name="co4" style:family="table-column">
      <style:table-column-properties fo:break-before="auto" style:column-width="4.6457in"/>
    </style:style>
    <style:style style:name="co5" style:family="table-column">
      <style:table-column-properties fo:break-before="auto" style:column-width="0.95in"/>
    </style:style>
    <style:style style:name="co6" style:family="table-column">
      <style:table-column-properties fo:break-before="auto" style:column-width="0.889in"/>
    </style:style>
    <style:style style:name="co7" style:family="table-column">
      <style:table-column-properties fo:break-before="auto" style:column-width="0.9902in"/>
    </style:style>
    <style:style style:name="co8" style:family="table-column">
      <style:table-column-properties fo:break-before="auto" style:column-width="0.7945in"/>
    </style:style>
    <style:style style:name="co9" style:family="table-column">
      <style:table-column-properties fo:break-before="auto" style:column-width="4.3283in"/>
    </style:style>
    <style:style style:name="co10" style:family="table-column">
      <style:table-column-properties fo:break-before="auto" style:column-width="8.5957in"/>
    </style:style>
    <style:style style:name="co11" style:family="table-column">
      <style:table-column-properties fo:break-before="auto" style:column-width="3.6189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3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 fo:font-size="18pt" fo:font-weight="bold" style:font-size-asian="18pt" style:font-weight-asian="bold" style:font-size-complex="18pt" style:font-weight-complex="bold"/>
    </style:style>
    <style:style style:name="ce2" style:family="table-cell" style:parent-style-name="Default">
      <style:table-cell-properties fo:background-color="transparent"/>
      <style:text-properties style:font-name="Arial" fo:font-size="14pt" style:font-size-asian="14pt" style:font-size-complex="14pt"/>
    </style:style>
    <style:style style:name="ce3" style:family="table-cell" style:parent-style-name="Default">
      <style:table-cell-properties style:text-align-source="fix" style:repeat-content="false" fo:background-color="transparent"/>
      <style:paragraph-properties fo:text-align="end" fo:margin-left="0in"/>
      <style:text-properties style:font-name="Arial" fo:font-size="14pt" fo:font-weight="bold" style:font-size-asian="14pt" style:font-weight-asian="bold" style:font-size-complex="14pt" style:font-weight-complex="bold"/>
    </style:style>
    <style:style style:name="ce4" style:family="table-cell" style:parent-style-name="Default">
      <style:table-cell-properties fo:background-color="transparent"/>
      <style:text-properties style:font-name="Arial" fo:font-size="14pt" fo:font-weight="bold" style:font-size-asian="14pt" style:font-weight-asian="bold" style:font-size-complex="14pt" style:font-weight-complex="bold"/>
    </style:style>
    <style:style style:name="ce5" style:family="table-cell" style:parent-style-name="Default">
      <style:table-cell-properties fo:background-color="#00ff00"/>
      <style:text-properties style:font-name="Arial" fo:font-size="14pt" style:font-size-asian="14pt" style:font-size-complex="14pt"/>
    </style:style>
    <style:style style:name="ce6" style:family="table-cell" style:parent-style-name="Default">
      <style:text-properties style:font-name="Arial" fo:font-size="14pt" style:font-size-asian="14pt" style:font-size-complex="14pt"/>
    </style:style>
    <style:style style:name="ce7" style:family="table-cell" style:parent-style-name="Default">
      <style:text-properties style:font-name="Arial" fo:font-size="18pt" fo:font-weight="bold" style:font-size-asian="18pt" style:font-weight-asian="bold" style:font-size-complex="18pt" style:font-weight-complex="bold"/>
    </style:style>
    <style:style style:name="ce8" style:family="table-cell" style:parent-style-name="Default">
      <style:table-cell-properties style:text-align-source="fix" style:repeat-content="false"/>
      <style:paragraph-properties fo:text-align="end" fo:margin-left="0in"/>
      <style:text-properties style:font-name="Arial" fo:font-size="14pt" fo:font-weight="bold" style:font-size-asian="14pt" style:font-weight-asian="bold" style:font-size-complex="14pt" style:font-weight-complex="bold"/>
    </style:style>
    <style:style style:name="ce9"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text-properties style:use-window-font-color="true" style:text-outline="false" style:text-line-through-style="none" style:text-line-through-type="none" style:font-name="Arial" fo:font-size="20pt" fo:language="en" fo:country="US" fo:font-style="normal" fo:text-shadow="none" style:text-underline-style="none" fo:font-weight="bold" style:text-underline-mode="continuous" style:text-overline-mode="continuous" style:text-line-through-mode="continuous" style:font-size-asian="20pt" style:language-asian="en" style:country-asian="US" style:font-style-asian="normal" style:font-weight-asian="bold" style:font-size-complex="20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262626"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name-asian="Arial Unicode MS" style:font-size-asian="14pt" style:language-asian="zh" style:country-asian="CN" style:font-style-asian="normal" style:font-weight-asian="normal" style:font-name-complex="Arial Unicode MS" style:font-size-complex="14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Arial" fo:font-size="14pt" fo:font-weight="normal" style:font-size-asian="14pt" style:font-weight-asian="normal" style:font-size-complex="14pt" style:font-weight-complex="normal"/>
    </style:style>
    <style:style style:name="ce22" style:family="table-cell" style:parent-style-name="Default" style:data-style-name="N122">
      <style:table-cell-properties fo:background-color="transparent" fo:border="0.06pt solid #000000"/>
      <style:text-properties style:use-window-font-color="true" style:text-outline="false" style:text-line-through-style="none" style:text-line-through-type="none" style:font-name="Arial"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5d5d5"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4" style:family="table-cell" style:parent-style-name="Default">
      <style:table-cell-properties fo:background-color="#eaeaea" fo:border="0.06pt solid #000000"/>
      <style:text-properties style:use-window-font-color="true" style:text-outline="false" style:text-line-through-style="none" style:text-line-through-type="none" style:font-name="Arial" fo:font-size="14pt" fo:language="en" fo:country="US" fo:text-shadow="none" style:text-underline-style="none" fo:font-weight="normal" style:text-underline-mode="continuous" style:text-overline-mode="continuous" style:text-line-through-mode="continuous" style:font-size-asian="14pt" style:language-asian="en" style:country-asian="US" style:font-weight-asian="normal" style:font-size-complex="14pt" style:language-complex="en" style:country-complex="US" style:font-weight-complex="normal" style:text-emphasize="none" style:font-relief="none" style:text-overline-style="none" style:text-overline-color="font-color"/>
    </style:style>
    <style:style style:name="ce25" style:family="table-cell" style:parent-style-name="Default">
      <style:text-properties style:font-name="Arial" fo:font-size="14pt" fo:font-weight="bold" style:font-size-asian="14pt" style:font-weight-asian="bold" style:font-size-complex="14pt" style:font-weight-complex="bold"/>
    </style:style>
    <style:style style:name="ce26" style:family="table-cell" style:parent-style-name="Default">
      <style:text-properties style:font-name="Arial" fo:font-size="20pt" style:font-name-asian="Arial Unicode MS" style:font-size-asian="20pt" style:font-name-complex="Arial Unicode MS" style:font-size-complex="20pt"/>
    </style:style>
    <style:style style:name="ce27" style:family="table-cell" style:parent-style-name="Default">
      <style:text-properties style:font-name="Arial" fo:font-size="14pt" style:font-name-asian="Arial Unicode MS" style:font-size-asian="14pt" style:font-name-complex="Arial Unicode MS" style:font-size-complex="14pt"/>
    </style:style>
    <style:style style:name="ce28" style:family="table-cell" style:parent-style-name="Default">
      <style:table-cell-properties style:text-align-source="fix" style:repeat-content="false"/>
      <style:paragraph-properties fo:text-align="end" fo:margin-left="0in"/>
      <style:text-properties style:font-name="Arial" fo:font-size="14pt" fo:font-weight="bold" style:font-name-asian="Arial Unicode MS" style:font-size-asian="14pt" style:font-weight-asian="bold" style:font-name-complex="Arial Unicode MS" style:font-size-complex="14pt" style:font-weight-complex="bold"/>
    </style:style>
    <style:style style:name="ce29" style:family="table-cell" style:parent-style-name="Default">
      <style:table-cell-properties style:text-align-source="fix" style:repeat-content="false"/>
      <style:paragraph-properties fo:text-align="center"/>
      <style:text-properties fo:color="#850002"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center" fo:margin-left="0in"/>
      <style:text-properties fo:color="#850002"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850002"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Arial"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weight-asian="bold" style:font-weight-complex="bold"/>
    </style:style>
    <style:style style:name="T2" style:family="text">
      <style:text-properties fo:font-size="13pt" style:font-size-asian="13pt" style:font-size-complex="13pt"/>
    </style:style>
    <style:style style:name="T3" style:family="text">
      <style:text-properties fo:font-size="13pt" style:font-size-asian="13pt" style:font-size-complex="13pt" fo:font-style="italic" style:font-style-asian="italic" style:font-style-complex="italic"/>
    </style:style>
    <style:style style:name="T4" style:family="text">
      <style:text-properties fo:font-size="13pt" style:font-size-asian="13pt" style:font-size-complex="13pt" fo:font-style="normal" style:font-style-asian="normal" style:font-style-complex="normal"/>
    </style:style>
    <style:style style:name="T5" style:family="text">
      <style:text-properties fo:font-size="13pt" fo:font-style="normal" style:font-size-asian="13pt" style:font-size-complex="13pt" style:font-style-asian="normal" style:font-style-complex="normal"/>
    </style:style>
  </office:automatic-styles>
  <office:body>
    <office:spreadsheet>
      <table:table table:name="Sheet1" table:style-name="ta1">
        <table:table-column table:style-name="co1" table:default-cell-style-name="ce6"/>
        <table:table-column table:style-name="co2" table:default-cell-style-name="ce6"/>
        <table:table-column table:style-name="co1" table:default-cell-style-name="ce2"/>
        <table:table-column table:style-name="co3" table:default-cell-style-name="ce6"/>
        <table:table-column table:style-name="co4" table:default-cell-style-name="ce21"/>
        <table:table-column table:style-name="co5" table:default-cell-style-name="ce6"/>
        <table:table-column table:style-name="co6" table:number-columns-repeated="1018" table:default-cell-style-name="ce6"/>
        <table:table-row table:style-name="ro1">
          <table:table-cell table:style-name="ce1" office:value-type="string" calcext:value-type="string">
            <text:p><text:span text:style-name="T1">Status</text:span> of implementation CheckStyle checks</text:p>
          </table:table-cell>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table:table-cell table:style-name="ce10"/>
          <table:table-cell table:style-name="ce9"/>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implemented</text:p>
          </table:table-cell>
          <table:table-cell table:style-name="ce10"/>
          <table:table-cell table:style-name="ce22" table:formula="of:=ROUND(SUM([.A11:.A161])*100/133;3)" office:value-type="float" office:value="36.842" calcext:value-type="float">
            <text:p>36.8</text:p>
          </table:table-cell>
          <table:table-cell table:style-name="ce7" table:number-columns-repeated="1018"/>
        </table:table-row>
        <table:table-row table:style-name="ro1">
          <table:table-cell table:style-name="ce1"/>
          <table:table-cell table:style-name="ce7"/>
          <table:table-cell table:style-name="ce1"/>
          <table:table-cell table:style-name="ce9" office:value-type="string" calcext:value-type="string">
            <text:p>Percentage tested</text:p>
          </table:table-cell>
          <table:table-cell table:style-name="ce10"/>
          <table:table-cell table:style-name="ce22" table:formula="of:=SUM([.B11:.B161])*100/SUM([.A11:.A161])" office:value-type="float" office:value="97.9591836734694" calcext:value-type="float">
            <text:p>98.0</text:p>
          </table:table-cell>
          <table:table-cell table:style-name="ce7"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3" office:value-type="string" calcext:value-type="string">
            <text:p>Impl</text:p>
          </table:table-cell>
          <table:table-cell table:style-name="ce8" office:value-type="string" calcext:value-type="string">
            <text:p>Tested</text:p>
          </table:table-cell>
          <table:table-cell table:style-name="ce3" office:value-type="string" calcext:value-type="string">
            <text:p>Total</text:p>
          </table:table-cell>
          <table:table-cell table:style-name="ce11" table:number-columns-repeated="3"/>
          <table:table-cell table:style-name="ce25"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style-name="ce4" table:formula="of:=SUM([.A11:.A161])" office:value-type="float" office:value="49" calcext:value-type="float">
            <text:p>49</text:p>
          </table:table-cell>
          <table:table-cell table:style-name="ce4" table:formula="of:=SUM([.B11:.B161])" office:value-type="float" office:value="48" calcext:value-type="float">
            <text:p>48</text:p>
          </table:table-cell>
          <table:table-cell table:style-name="ce4" table:formula="of:=SUM([.C11:.C159])" office:value-type="float" office:value="132" calcext:value-type="float">
            <text:p>132</text:p>
          </table:table-cell>
          <table:table-cell table:style-name="ce11" table:number-columns-repeated="3"/>
          <table:table-cell table:style-name="ce25" table:number-columns-repeated="1018"/>
        </table:table-row>
        <table:table-row table:style-name="ro3">
          <table:table-cell table:style-name="ce2"/>
          <table:table-cell table:number-columns-repeated="2"/>
          <table:table-cell table:style-name="ce9" office:value-type="string" calcext:value-type="string">
            <text:p>CheckStyle Checks</text:p>
          </table:table-cell>
          <table:table-cell table:style-name="ce16" office:value-type="string" calcext:value-type="string">
            <text:p>Corresponding PMD Check</text:p>
          </table:table-cell>
          <table:table-cell table:style-name="ce10"/>
          <table:table-cell table:number-columns-repeated="1018"/>
        </table:table-row>
        <table:table-row table:style-name="ro2">
          <table:table-cell table:style-name="ce2"/>
          <table:table-cell table:number-columns-repeated="2"/>
          <table:table-cell table:style-name="ce10" table:number-columns-repeated="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AbstractClassName" xlink:type="simple">AbstractClassName</text:a></text:p>
          </table:table-cell>
          <table:table-cell table:style-name="ce12" office:value-type="string" calcext:value-type="string">
            <text:p>AbstractNaming</text:p>
          </table:table-cell>
          <table:table-cell table:style-name="ce12" office:value-type="string" calcext:value-type="string">
            <text:p>Ensures that the names of abstract classes conforming to some regula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AnnotationUseStyle" xlink:type="simple">AnnotationUseStyle</text:a></text:p>
          </table:table-cell>
          <table:table-cell table:style-name="ce13"/>
          <table:table-cell table:style-name="ce13" office:value-type="string" calcext:value-type="string">
            <text:p>This check controls the style with the usage of annot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sizes.html#AnonInnerLength" xlink:type="simple">AnonInnerLength</text:a></text:p>
          </table:table-cell>
          <table:table-cell table:style-name="ce12"/>
          <table:table-cell table:style-name="ce12" office:value-type="string" calcext:value-type="string">
            <text:p>Checks for long anonymous inner class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ArrayTrailingComma" xlink:type="simple">ArrayTrailingComma</text:a></text:p>
          </table:table-cell>
          <table:table-cell table:style-name="ce13"/>
          <table:table-cell table:style-name="ce13" office:value-type="string" calcext:value-type="string">
            <text:p>Checks if array initialization contains optional trailing comm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ArrayTypeStyle" xlink:type="simple">ArrayTypeStyle</text:a></text:p>
          </table:table-cell>
          <table:table-cell table:style-name="ce12"/>
          <table:table-cell table:style-name="ce12" office:value-type="string" calcext:value-type="string">
            <text:p>Checks the style of array type definit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AvoidInlineConditionals" xlink:type="simple">AvoidInlineConditionals</text:a></text:p>
          </table:table-cell>
          <table:table-cell table:style-name="ce13"/>
          <table:table-cell table:style-name="ce13" office:value-type="string" calcext:value-type="string">
            <text:p>Detects inline conditional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AvoidNestedBlocks" xlink:type="simple">AvoidNestedBlocks</text:a></text:p>
          </table:table-cell>
          <table:table-cell table:style-name="ce12"/>
          <table:table-cell table:style-name="ce12" office:value-type="string" calcext:value-type="string">
            <text:p>Finds nested block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AvoidStarImport" xlink:type="simple">AvoidStarImport</text:a></text:p>
          </table:table-cell>
          <table:table-cell table:style-name="ce13"/>
          <table:table-cell table:style-name="ce13" office:value-type="string" calcext:value-type="string">
            <text:p>Check that finds import statements that use the * no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imports.html#AvoidStaticImport" xlink:type="simple">AvoidStaticImport</text:a></text:p>
          </table:table-cell>
          <table:table-cell table:style-name="ce12"/>
          <table:table-cell table:style-name="ce12" office:value-type="string" calcext:value-type="string">
            <text:p>Check that finds static impor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BooleanExpressionComplexity" xlink:type="simple">BooleanExpressionComplexity</text:a></text:p>
          </table:table-cell>
          <table:table-cell table:style-name="ce13"/>
          <table:table-cell table:style-name="ce13" office:value-type="string" calcext:value-type="string">
            <text:p>Restricts nested boolean operators (&amp;&amp;, ||, &amp;, | and ^) to a specified depth (default = 3).</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ClassDataAbstractionCoupling" xlink:type="simple">ClassDataAbstractionCoupling</text:a></text:p>
          </table:table-cell>
          <table:table-cell table:style-name="ce12"/>
          <table:table-cell table:style-name="ce12" office:value-type="string" calcext:value-type="string">
            <text:p>This metric measures the number of instantiations of other classes within the given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lassFanOutComplexity" xlink:type="simple">ClassFanOutComplexity</text:a></text:p>
          </table:table-cell>
          <table:table-cell table:style-name="ce17" office:value-type="string" calcext:value-type="string">
            <text:p>CouplingBetweenObjects</text:p>
          </table:table-cell>
          <table:table-cell table:style-name="ce13" office:value-type="string" calcext:value-type="string">
            <text:p>The number of other classes a given class relies 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ClassTypeParameterName" xlink:type="simple">ClassTypeParameterName</text:a></text:p>
          </table:table-cell>
          <table:table-cell table:style-name="ce14"/>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ConstantName" xlink:type="simple">ConstantName</text:a></text:p>
          </table:table-cell>
          <table:table-cell table:style-name="ce18" office:value-type="string" calcext:value-type="string">
            <text:p>SuspiciousConstantFieldName</text:p>
          </table:table-cell>
          <table:table-cell table:style-name="ce13" office:value-type="string" calcext:value-type="string">
            <text:p>Checks that constant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CovariantEquals" xlink:type="simple">CovariantEquals</text:a></text:p>
          </table:table-cell>
          <table:table-cell table:style-name="ce12"/>
          <table:table-cell table:style-name="ce12" office:value-type="string" calcext:value-type="string">
            <text:p>Checks that if a class defines a covariant method equals, then it defines method equals(java.lang.Objec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etrics.html#CyclomaticComplexity" xlink:type="simple">CyclomaticComplexity</text:a></text:p>
          </table:table-cell>
          <table:table-cell table:style-name="ce17" office:value-type="string" calcext:value-type="string">
            <text:p>CyclomaticComplexity</text:p>
          </table:table-cell>
          <table:table-cell table:style-name="ce13" office:value-type="string" calcext:value-type="string">
            <text:p>Checks cyclomatic complexity against a specified limi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DeclarationOrder" xlink:type="simple">DeclarationOrder</text:a></text:p>
          </table:table-cell>
          <table:table-cell table:style-name="ce12"/>
          <table:table-cell table:style-name="ce12" office:value-type="string" calcext:value-type="string">
            <text:p>Checks that the parts of a class or interface declaration appear in the order suggested by the <text:a xlink:href="http://java.sun.com/docs/codeconv/html/CodeConventions.doc2.html#1852" xlink:type="simple">Code Conventions for the Java Programming Language</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DefaultComesLast" xlink:type="simple">DefaultComesLast</text:a></text:p>
          </table:table-cell>
          <table:table-cell table:style-name="ce17" office:value-type="string" calcext:value-type="string">
            <text:p>DefaultLabelNotLastInSwitchStmt</text:p>
          </table:table-cell>
          <table:table-cell table:style-name="ce13" office:value-type="string" calcext:value-type="string">
            <text:p><text:span text:style-name="T2">Check that the default is after all the cases in a switch statement.</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DescendantToken" xlink:type="simple">DescendantToken</text:a></text:p>
          </table:table-cell>
          <table:table-cell table:style-name="ce12"/>
          <table:table-cell table:style-name="ce12" office:value-type="string" calcext:value-type="string">
            <text:p>Checks for restricted tokens beneath other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DesignForExtension" xlink:type="simple">DesignForExtension</text:a></text:p>
          </table:table-cell>
          <table:table-cell table:style-name="ce13"/>
          <table:table-cell table:style-name="ce13" office:value-type="string" calcext:value-type="string">
            <text:p>Checks that classes are designed for inheritanc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blocks.html#EmptyBlock" xlink:type="simple">EmptyBlock</text:a></text:p>
          </table:table-cell>
          <table:table-cell table:style-name="ce17" office:value-type="string" calcext:value-type="string">
            <text:p>EmptyCatchBlock</text:p>
          </table:table-cell>
          <table:table-cell table:style-name="ce12" office:value-type="string" calcext:value-type="string">
            <text:p>Checks for empty blocks.</text:p>
          </table:table-cell>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If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WhileStmt</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Tr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Finally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StatementBlock</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StaticInitializer</text:p>
          </table:table-cell>
          <table:table-cell table:style-name="ce12"/>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EmptySwitchStatement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EmptyForInitializerPad" xlink:type="simple">EmptyForInitializerPad</text:a></text:p>
          </table:table-cell>
          <table:table-cell table:style-name="ce13"/>
          <table:table-cell table:style-name="ce13" office:value-type="string" calcext:value-type="string">
            <text:p>Checks the padding of an empty for initializer; that is whether a space is required at an empty for initialize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EmptyForIteratorPad" xlink:type="simple">EmptyForIteratorPad</text:a></text:p>
          </table:table-cell>
          <table:table-cell table:style-name="ce12"/>
          <table:table-cell table:style-name="ce12" office:value-type="string" calcext:value-type="string">
            <text:p>Checks the padding of an empty for iterator; that is whether a space is required at an empty for iterator, or such spaces are forbidd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mptyStatement" xlink:type="simple">EmptyStatement</text:a></text:p>
          </table:table-cell>
          <table:table-cell table:style-name="ce13" office:value-type="string" calcext:value-type="string">
            <text:p><text:s/></text:p>
          </table:table-cell>
          <table:table-cell table:style-name="ce13" office:value-type="string" calcext:value-type="string">
            <text:p>Detects empty statements (standalone ';').</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EqualsAvoidNull" xlink:type="simple">EqualsAvoidNull</text:a></text:p>
          </table:table-cell>
          <table:table-cell table:style-name="ce17" office:value-type="string" calcext:value-type="string">
            <text:p>EqualsNull</text:p>
          </table:table-cell>
          <table:table-cell table:style-name="ce12" office:value-type="string" calcext:value-type="string">
            <text:p>Checks that any combination of String literals with optional assignment is on the left side of an equals() comparis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qualsHashCode" xlink:type="simple">EqualsHashCode</text:a></text:p>
          </table:table-cell>
          <table:table-cell table:style-name="ce13"/>
          <table:table-cell table:style-name="ce13" office:value-type="string" calcext:value-type="string">
            <text:p>Checks that classes that override equals() also override hashCod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ExecutableStatementCount" xlink:type="simple">ExecutableStatementCount</text:a></text:p>
          </table:table-cell>
          <table:table-cell table:style-name="ce12"/>
          <table:table-cell table:style-name="ce12" office:value-type="string" calcext:value-type="string">
            <text:p>Restricts the number of executable statements to a specified limit (default = 3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ExplicitInitialization" xlink:type="simple">ExplicitInitialization</text:a></text:p>
          </table:table-cell>
          <table:table-cell table:style-name="ce13"/>
          <table:table-cell table:style-name="ce13" office:value-type="string" calcext:value-type="string">
            <text:p><text:span text:style-name="T2">Checks if any class or object member explicitly initialized to default for its type value (null for object references, zero for numeric types and char and false for boolean.</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FallThrough" xlink:type="simple">FallThrough</text:a></text:p>
          </table:table-cell>
          <table:table-cell table:style-name="ce17" office:value-type="string" calcext:value-type="string">
            <text:p>MissingBreakInSwitch</text:p>
          </table:table-cell>
          <table:table-cell table:style-name="ce12" office:value-type="string" calcext:value-type="string">
            <text:p>Checks for fall through in switch statements Finds locations where a case contains Java code - but lacks a break, return, throw or continue statement.</text:p>
          </table:table-cell>
          <table:table-cell table:number-columns-repeated="1018"/>
        </table:table-row>
        <table:table-row table:style-name="ro2">
          <table:table-cell table:style-name="ce5" office:value-type="float" office:value="1" calcext:value-type="float">
            <text:p>1</text:p>
          </table:table-cell>
          <table:table-cell/>
          <table:table-cell office:value-type="float" office:value="1" calcext:value-type="float">
            <text:p>1</text:p>
          </table:table-cell>
          <table:table-cell table:style-name="ce13" office:value-type="string" calcext:value-type="string">
            <text:p><text:a xlink:href="http://checkstyle.sourceforge.net/config_sizes.html#FileLength" xlink:type="simple">FileLength</text:a></text:p>
          </table:table-cell>
          <table:table-cell table:style-name="ce17" office:value-type="string" calcext:value-type="string">
            <text:p>ExcessiveClassLength</text:p>
          </table:table-cell>
          <table:table-cell table:style-name="ce13" office:value-type="string" calcext:value-type="string">
            <text:p>Checks for long source files.</text:p>
          </table:table-cell>
          <table:table-cell table:number-columns-repeated="1018"/>
        </table:table-row>
        <table:table-row table:style-name="ro2">
          <table:table-cell table:style-name="Default"/>
          <table:table-cell/>
          <table:table-cell office:value-type="float" office:value="1" calcext:value-type="float">
            <text:p>1</text:p>
          </table:table-cell>
          <table:table-cell table:style-name="ce12" office:value-type="string" calcext:value-type="string">
            <text:p><text:a xlink:href="http://checkstyle.sourceforge.net/config_whitespace.html#FileTabCharacter" xlink:type="simple">FileTabCharacter</text:a></text:p>
          </table:table-cell>
          <table:table-cell table:style-name="ce12"/>
          <table:table-cell table:style-name="ce12" office:value-type="string" calcext:value-type="string">
            <text:p>Checks to see if a file contains a tab characte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FinalClass" xlink:type="simple">FinalClass</text:a></text:p>
          </table:table-cell>
          <table:table-cell table:style-name="ce17" office:value-type="string" calcext:value-type="string">
            <text:p>ClassWithOnlyPrivateConstructorsShouldBeFinal?</text:p>
          </table:table-cell>
          <table:table-cell table:style-name="ce13" office:value-type="string" calcext:value-type="string">
            <text:p>Checks that class which has only private ctors is declared as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FinalLocalVariable" xlink:type="simple">FinalLocalVariable</text:a></text:p>
          </table:table-cell>
          <table:table-cell table:style-name="ce12"/>
          <table:table-cell table:style-name="ce12" office:value-type="string" calcext:value-type="string">
            <text:p>Ensures that local variables that never get their values changed, must be declared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FinalParameters" xlink:type="simple">FinalParameters</text:a></text:p>
          </table:table-cell>
          <table:table-cell table:style-name="ce13"/>
          <table:table-cell table:style-name="ce13" office:value-type="string" calcext:value-type="string">
            <text:p>Check that method/constructor/catch/foreach parameters are fina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GenericWhitespace" xlink:type="simple">GenericWhitespace</text:a></text:p>
          </table:table-cell>
          <table:table-cell table:style-name="ce12"/>
          <table:table-cell table:style-name="ce23" office:value-type="string" calcext:value-type="string">
            <text:p><text:span text:style-name="T2">Checks that the whitespace around the Generic tokens &lt; and &gt; are correct to the </text:span><text:span text:style-name="T3">typical</text:span><text:span text:style-name="T4"> convention.</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Header" xlink:type="simple">Header</text:a></text:p>
          </table:table-cell>
          <table:table-cell table:style-name="ce13"/>
          <table:table-cell table:style-name="ce13" office:value-type="string" calcext:value-type="string">
            <text:p>Checks the header of the source against a fixed header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HiddenField" xlink:type="simple">HiddenField</text:a></text:p>
          </table:table-cell>
          <table:table-cell table:style-name="ce12"/>
          <table:table-cell table:style-name="ce12" office:value-type="string" calcext:value-type="string">
            <text:p>Checks that a local variable or a parameter does not shadow a field that is defined in the same clas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HideUtilityClassConstructor" xlink:type="simple">HideUtilityClassConstructor</text:a></text:p>
          </table:table-cell>
          <table:table-cell table:style-name="ce13"/>
          <table:table-cell table:style-name="ce13" office:value-type="string" calcext:value-type="string">
            <text:p>Make sure that utility classes (classes that contain only static methods) do not have a public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Catch" xlink:type="simple">IllegalCatch</text:a></text:p>
          </table:table-cell>
          <table:table-cell table:style-name="ce12"/>
          <table:table-cell table:style-name="ce12" office:value-type="string" calcext:value-type="string">
            <text:p>Catching java.lang.Exception, java.lang.Error or java.lang.RuntimeException is almost never accep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IllegalImport" xlink:type="simple">IllegalImport</text:a></text:p>
          </table:table-cell>
          <table:table-cell table:style-name="ce13"/>
          <table:table-cell table:style-name="ce13" office:value-type="string" calcext:value-type="string">
            <text:p>Checks for imports from a set of illegal packag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Instantiation" xlink:type="simple">IllegalInstantiation</text:a></text:p>
          </table:table-cell>
          <table:table-cell table:style-name="ce12"/>
          <table:table-cell table:style-name="ce12" office:value-type="string" calcext:value-type="string">
            <text:p>Checks for illegal instantiations where a factory method is preferr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hrows" xlink:type="simple">IllegalThrows</text:a></text:p>
          </table:table-cell>
          <table:table-cell table:style-name="ce13"/>
          <table:table-cell table:style-name="ce13" office:value-type="string" calcext:value-type="string">
            <text:p>Throwing java.lang.Error or java.lang.RuntimeException is almost never acceptab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oken" xlink:type="simple">IllegalToken</text:a></text:p>
          </table:table-cell>
          <table:table-cell table:style-name="ce12"/>
          <table:table-cell table:style-name="ce12" office:value-type="string" calcext:value-type="string">
            <text:p>Checks for illegal toke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IllegalTokenText" xlink:type="simple">IllegalTokenText</text:a></text:p>
          </table:table-cell>
          <table:table-cell table:style-name="ce13"/>
          <table:table-cell table:style-name="ce13" office:value-type="string" calcext:value-type="string">
            <text:p>Checks for illegal token tex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llegalType" xlink:type="simple">IllegalType</text:a></text:p>
          </table:table-cell>
          <table:table-cell table:style-name="ce12"/>
          <table:table-cell table:style-name="ce12" office:value-type="string" calcext:value-type="string">
            <text:p>Checks that particular class are never used as types in variable declarations, return values or paramet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imports.html#ImportControl" xlink:type="simple">ImportControl</text:a></text:p>
          </table:table-cell>
          <table:table-cell table:style-name="ce13"/>
          <table:table-cell table:style-name="ce13" office:value-type="string" calcext:value-type="string">
            <text:p>Check that controls what packages can be imported in each packag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ImportOrder" xlink:type="simple">ImportOrder</text:a></text:p>
          </table:table-cell>
          <table:table-cell table:style-name="ce12"/>
          <table:table-cell table:style-name="ce12" office:value-type="string" calcext:value-type="string">
            <text:p>Ensures that groups of imports come in a specific orde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Indentation" xlink:type="simple">Indentation</text:a></text:p>
          </table:table-cell>
          <table:table-cell table:style-name="ce13"/>
          <table:table-cell table:style-name="ce13" office:value-type="string" calcext:value-type="string">
            <text:p>Checks correct indentation of Java Cod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InnerAssignment" xlink:type="simple">InnerAssignment</text:a></text:p>
          </table:table-cell>
          <table:table-cell table:style-name="ce12"/>
          <table:table-cell table:style-name="ce12" office:value-type="string" calcext:value-type="string">
            <text:p><text:span text:style-name="T5">Checks for assignments in subexpressions, such as in String s = Integer.toString(i = 2);.</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esign.html#InnerTypeLast" xlink:type="simple">InnerTypeLast</text:a></text:p>
          </table:table-cell>
          <table:table-cell table:style-name="ce13"/>
          <table:table-cell table:style-name="ce13" office:value-type="string" calcext:value-type="string">
            <text:p>Check nested (internal) classes/interfaces are declared at the bottom of the class after all method and field declara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design.html#InterfaceIsType" xlink:type="simple">InterfaceIsType</text:a></text:p>
          </table:table-cell>
          <table:table-cell table:style-name="ce12"/>
          <table:table-cell table:style-name="ce12" office:value-type="string" calcext:value-type="string">
            <text:p>Implements Bloch, Effective Java, Item 17 - Use Interfaces only to define typ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JUnitTestCase" xlink:type="simple">JUnitTestCase</text:a></text:p>
          </table:table-cell>
          <table:table-cell table:style-name="ce13"/>
          <table:table-cell table:style-name="ce13" office:value-type="string" calcext:value-type="string">
            <text:p>Ensures that the setUp(), tearDown()methods are named correctly, have no arguments, return void and are either public or protected.</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etrics.html#JavaNCSS" xlink:type="simple">JavaNCSS</text:a></text:p>
          </table:table-cell>
          <table:table-cell table:style-name="ce12"/>
          <table:table-cell table:style-name="ce12" office:value-type="string" calcext:value-type="string">
            <text:p>This check calculates the Non Commenting Source Statements (NCSS) metric for java source files and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Method" xlink:type="simple">JavadocMethod</text:a></text:p>
          </table:table-cell>
          <table:table-cell table:style-name="ce13"/>
          <table:table-cell table:style-name="ce13" office:value-type="string" calcext:value-type="string">
            <text:p>Checks the Javadoc of a method or construc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Package" xlink:type="simple">JavadocPackage</text:a></text:p>
          </table:table-cell>
          <table:table-cell table:style-name="ce12"/>
          <table:table-cell table:style-name="ce12" office:value-type="string" calcext:value-type="string">
            <text:p>Checks that all packages have a package documenta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Style" xlink:type="simple">JavadocStyle</text:a></text:p>
          </table:table-cell>
          <table:table-cell table:style-name="ce13"/>
          <table:table-cell table:style-name="ce13" office:value-type="string" calcext:value-type="string">
            <text:p>Custom Checkstyle Check to validate Javadoc.</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javadoc.html#JavadocType" xlink:type="simple">JavadocType</text:a></text:p>
          </table:table-cell>
          <table:table-cell table:style-name="ce12"/>
          <table:table-cell table:style-name="ce12" office:value-type="string" calcext:value-type="string">
            <text:p>Checks the Javadoc of a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JavadocVariable" xlink:type="simple">JavadocVariable</text:a></text:p>
          </table:table-cell>
          <table:table-cell table:style-name="ce13"/>
          <table:table-cell table:style-name="ce13" office:value-type="string" calcext:value-type="string">
            <text:p>Checks that a variable has Javadoc commen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blocks.html#LeftCurly" xlink:type="simple">LeftCurly</text:a></text:p>
          </table:table-cell>
          <table:table-cell table:style-name="ce12"/>
          <table:table-cell table:style-name="ce12" office:value-type="string" calcext:value-type="string">
            <text:p>Checks the placement of left curly braces on types, methods and other block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LineLength" xlink:type="simple">LineLength</text:a></text:p>
          </table:table-cell>
          <table:table-cell table:style-name="ce13"/>
          <table:table-cell table:style-name="ce13" office:value-type="string" calcext:value-type="string">
            <text:p>Checks for long lin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4" office:value-type="string" calcext:value-type="string">
            <text:p><text:a xlink:href="http://checkstyle.sourceforge.net/config_naming.html#LocalFinalVariableName" xlink:type="simple">LocalFinalVariableName</text:a></text:p>
          </table:table-cell>
          <table:table-cell table:style-name="ce14"/>
          <table:table-cell table:style-name="ce12" office:value-type="string" calcext:value-type="string">
            <text:p>Checks that local final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5" office:value-type="string" calcext:value-type="string">
            <text:p><text:a xlink:href="http://checkstyle.sourceforge.net/config_naming.html#LocalVariableName" xlink:type="simple">LocalVariableName</text:a></text:p>
          </table:table-cell>
          <table:table-cell table:style-name="ce15" office:value-type="string" calcext:value-type="string">
            <text:p>ShortVariable</text:p>
          </table:table-cell>
          <table:table-cell table:style-name="ce13" office:value-type="string" calcext:value-type="string">
            <text:p>Checks that local,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LongVariable</text:p>
          </table:table-cell>
          <table:table-cell table:style-name="ce13"/>
          <table:table-cell table:number-columns-repeated="1018"/>
        </table:table-row>
        <table:table-row table:style-name="ro2">
          <table:table-cell table:style-name="ce5" table:number-columns-repeated="2"/>
          <table:table-cell/>
          <table:table-cell table:style-name="ce15"/>
          <table:table-cell table:style-name="ce15" office:value-type="string" calcext:value-type="string">
            <text:p>VariableNamingConvention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agicNumber" xlink:type="simple">MagicNumber</text:a></text:p>
          </table:table-cell>
          <table:table-cell table:style-name="ce12"/>
          <table:table-cell table:style-name="ce12" office:value-type="string" calcext:value-type="string">
            <text:p>Checks for magic numb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MemberName" xlink:type="simple">MemberName</text:a></text:p>
          </table:table-cell>
          <table:table-cell table:style-name="ce13"/>
          <table:table-cell table:style-name="ce13" office:value-type="string" calcext:value-type="string">
            <text:p>Checks that instance variable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sizes.html#MethodCount" xlink:type="simple">MethodCount</text:a></text:p>
          </table:table-cell>
          <table:table-cell table:style-name="ce17" office:value-type="string" calcext:value-type="string">
            <text:p>TooManyMethods?</text:p>
          </table:table-cell>
          <table:table-cell table:style-name="ce12" office:value-type="string" calcext:value-type="string">
            <text:p>Checks the number of methods declared in each typ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MethodLength" xlink:type="simple">MethodLength</text:a></text:p>
          </table:table-cell>
          <table:table-cell table:style-name="ce17" office:value-type="string" calcext:value-type="string">
            <text:p>ExcessiveMethodLength</text:p>
          </table:table-cell>
          <table:table-cell table:style-name="ce13" office:value-type="string" calcext:value-type="string">
            <text:p>Checks for long method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Name" xlink:type="simple">MethodName</text:a></text:p>
          </table:table-cell>
          <table:table-cell table:style-name="ce17" office:value-type="string" calcext:value-type="string">
            <text:p>ShortMethodName</text:p>
          </table:table-cell>
          <table:table-cell table:style-name="ce12" office:value-type="string" calcext:value-type="string">
            <text:p>Checks that method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7" office:value-type="string" calcext:value-type="string">
            <text:p>MethodNamingConventions</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MethodParamPad" xlink:type="simple">MethodParamPad</text:a></text:p>
          </table:table-cell>
          <table:table-cell table:style-name="ce13"/>
          <table:table-cell table:style-name="ce13" office:value-type="string" calcext:value-type="string">
            <text:p>Checks the padding between the identifier of a method definition, constructor definition, method call, or constructor invocation; and the left parenthesis of the parameter lis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MethodTypeParameterName" xlink:type="simple">MethodTypeParameterName</text:a></text:p>
          </table:table-cell>
          <table:table-cell table:style-name="ce12"/>
          <table:table-cell table:style-name="ce12" office:value-type="string" calcext:value-type="string">
            <text:p>Checks that class type parameter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issingCtor" xlink:type="simple">MissingCtor</text:a></text:p>
          </table:table-cell>
          <table:table-cell table:style-name="ce13"/>
          <table:table-cell table:style-name="ce13" office:value-type="string" calcext:value-type="string">
            <text:p>Checks that classes (except abstract one) define a ctor and don't rely on the default 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MissingDeprecated" xlink:type="simple">MissingDeprecated</text:a></text:p>
          </table:table-cell>
          <table:table-cell table:style-name="ce12"/>
          <table:table-cell table:style-name="ce12" office:value-type="string" calcext:value-type="string">
            <text:p>This class is used to verify that both th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MissingOverride" xlink:type="simple">MissingOverride</text:a></text:p>
          </table:table-cell>
          <table:table-cell table:style-name="ce13"/>
          <table:table-cell table:style-name="ce13" office:value-type="string" calcext:value-type="string">
            <text:p>This class is used to verify that th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MissingSwitchDefault" xlink:type="simple">MissingSwitchDefault</text:a></text:p>
          </table:table-cell>
          <table:table-cell table:style-name="ce17" office:value-type="string" calcext:value-type="string">
            <text:p>SwitchStmtsShouldHaveDefault</text:p>
          </table:table-cell>
          <table:table-cell table:style-name="ce12" office:value-type="string" calcext:value-type="string">
            <text:p>Checks that switch statement has "default" claus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ModifiedControlVariable" xlink:type="simple">ModifiedControlVariable</text:a></text:p>
          </table:table-cell>
          <table:table-cell table:style-name="ce13"/>
          <table:table-cell table:style-name="ce13" office:value-type="string" calcext:value-type="string">
            <text:p>Check for ensuring that for loop control variables are not modified inside the for block.</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ModifierOrder" xlink:type="simple">ModifierOrder</text:a></text:p>
          </table:table-cell>
          <table:table-cell table:style-name="ce12"/>
          <table:table-cell table:style-name="ce12" office:value-type="string" calcext:value-type="string">
            <text:p>Checks that the order of modifiers conforms to the suggestions in the <text:a xlink:href="http://java.sun.com/docs/books/jls/second_edition/html/classes.doc.html" xlink:type="simple">Java Language specification, sections 8.1.1, 8.3.1 and 8.4.3</text:a>.</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MultipleStringLiterals" xlink:type="simple">MultipleStringLiterals</text:a></text:p>
          </table:table-cell>
          <table:table-cell table:style-name="ce13" office:value-type="string" calcext:value-type="string">
            <text:p>AvoidDuplicateLiterals</text:p>
          </table:table-cell>
          <table:table-cell table:style-name="ce13" office:value-type="string" calcext:value-type="string">
            <text:p>Checks for multiple occurrences of the same string literal within a singl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MultipleVariableDeclarations" xlink:type="simple">MultipleVariableDeclarations</text:a></text:p>
          </table:table-cell>
          <table:table-cell table:style-name="ce12"/>
          <table:table-cell table:style-name="ce12" office:value-type="string" calcext:value-type="string">
            <text:p>Checks that each variable declaration is in its own statement and on its own lin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MutableException" xlink:type="simple">MutableException</text:a></text:p>
          </table:table-cell>
          <table:table-cell table:style-name="ce13"/>
          <table:table-cell table:style-name="ce13" office:value-type="string" calcext:value-type="string">
            <text:p>Ensures that exceptions (defined as any class name conforming to some regular expression) are immutab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etrics.html#NPathComplexity" xlink:type="simple">NPathComplexity</text:a></text:p>
          </table:table-cell>
          <table:table-cell table:style-name="ce17" office:value-type="string" calcext:value-type="string">
            <text:p>NPathComplexity?</text:p>
          </table:table-cell>
          <table:table-cell table:style-name="ce12" office:value-type="string" calcext:value-type="string">
            <text:p>Checks the npath complexity against a specified limit (default = 200).</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blocks.html#NeedBraces" xlink:type="simple">NeedBraces</text:a></text:p>
          </table:table-cell>
          <table:table-cell table:style-name="ce19" office:value-type="string" calcext:value-type="string">
            <text:p>IfStmtsMustUseBraces</text:p>
          </table:table-cell>
          <table:table-cell table:style-name="ce13" office:value-type="string" calcext:value-type="string">
            <text:p>Checks for braces around code blocks.</text:p>
          </table:table-cell>
          <table:table-cell table:number-columns-repeated="1018"/>
        </table:table-row>
        <table:table-row table:style-name="ro2">
          <table:table-cell table:number-columns-repeated="3"/>
          <table:table-cell table:style-name="ce13"/>
          <table:table-cell table:style-name="ce19" office:value-type="string" calcext:value-type="string">
            <text:p>WhileLoopsMustUseBraces</text:p>
          </table:table-cell>
          <table:table-cell table:style-name="ce13"/>
          <table:table-cell table:number-columns-repeated="1018"/>
        </table:table-row>
        <table:table-row table:style-name="ro2">
          <table:table-cell table:number-columns-repeated="3"/>
          <table:table-cell table:style-name="ce13"/>
          <table:table-cell table:style-name="ce19" office:value-type="string" calcext:value-type="string">
            <text:p>IfElseStmtsMustUseBraces</text:p>
          </table:table-cell>
          <table:table-cell table:style-name="ce13"/>
          <table:table-cell table:number-columns-repeated="1018"/>
        </table:table-row>
        <table:table-row table:style-name="ro2">
          <table:table-cell table:number-columns-repeated="3"/>
          <table:table-cell table:style-name="ce13"/>
          <table:table-cell table:style-name="ce19" office:value-type="string" calcext:value-type="string">
            <text:p>ForLoopsMustUseBraces</text:p>
          </table:table-cell>
          <table:table-cell table:style-name="ce13"/>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ForDepth" xlink:type="simple">NestedForDepth</text:a></text:p>
          </table:table-cell>
          <table:table-cell table:style-name="ce12"/>
          <table:table-cell table:style-name="ce12" office:value-type="string" calcext:value-type="string">
            <text:p><text:span text:style-name="T5">Restricts nested for blocks to a specified depth (default = 1).</text:spa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estedIfDepth" xlink:type="simple">NestedIfDepth</text:a></text:p>
          </table:table-cell>
          <table:table-cell table:style-name="ce17" office:value-type="string" calcext:value-type="string">
            <text:p>AvoidDeeplyNestedIfStmts</text:p>
          </table:table-cell>
          <table:table-cell table:style-name="ce13" office:value-type="string" calcext:value-type="string">
            <text:p>Restricts nested if-else blocks to a specified depth (default = 1).</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estedTryDepth" xlink:type="simple">NestedTryDepth</text:a></text:p>
          </table:table-cell>
          <table:table-cell table:style-name="ce12"/>
          <table:table-cell table:style-name="ce12" office:value-type="string" calcext:value-type="string">
            <text:p>Restricts nested try-catch-finally blocks to a specified depth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NewlineAtEndOfFile" xlink:type="simple">NewlineAtEndOfFile</text:a></text:p>
          </table:table-cell>
          <table:table-cell table:style-name="ce13"/>
          <table:table-cell table:style-name="ce13" office:value-type="string" calcext:value-type="string">
            <text:p>Checks that there is a newline at the end of each fi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NoClone" xlink:type="simple">NoClone</text:a></text:p>
          </table:table-cell>
          <table:table-cell table:style-name="ce12"/>
          <table:table-cell table:style-name="ce12" office:value-type="string" calcext:value-type="string">
            <text:p>Checks that the clone method is not overridden from the Object clas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NoFinalizer" xlink:type="simple">NoFinalizer</text:a></text:p>
          </table:table-cell>
          <table:table-cell table:style-name="ce17" office:value-type="string" calcext:value-type="string">
            <text:p>AvoidCallingFinalize</text:p>
          </table:table-cell>
          <table:table-cell table:style-name="ce24" office:value-type="string" calcext:value-type="string">
            <text:p><text:span text:style-name="T5">Checks that no method having zero parameters is defined using the name </text:span><text:span text:style-name="T3">finalize</text:span><text:span text:style-name="T4">.</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NoWhitespaceAfter" xlink:type="simple">NoWhitespaceAfter</text:a></text:p>
          </table:table-cell>
          <table:table-cell table:style-name="ce12"/>
          <table:table-cell table:style-name="ce12" office:value-type="string" calcext:value-type="string">
            <text:p>Checks that there is no whitespace after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NoWhitespaceBefore" xlink:type="simple">NoWhitespaceBefore</text:a></text:p>
          </table:table-cell>
          <table:table-cell table:style-name="ce13"/>
          <table:table-cell table:style-name="ce13" office:value-type="string" calcext:value-type="string">
            <text:p>Checks that there is no whitespace before a toke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OneStatementPerLine" xlink:type="simple">OneStatementPerLine</text:a></text:p>
          </table:table-cell>
          <table:table-cell table:style-name="ce12"/>
          <table:table-cell table:style-name="ce12" office:value-type="string" calcext:value-type="string">
            <text:p>Checks there is only one statement per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OperatorWrap" xlink:type="simple">OperatorWrap</text:a></text:p>
          </table:table-cell>
          <table:table-cell table:style-name="ce13"/>
          <table:table-cell table:style-name="ce13" office:value-type="string" calcext:value-type="string">
            <text:p>Checks line wrapping for operato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misc.html#OuterTypeFilename" xlink:type="simple">OuterTypeFilename</text:a></text:p>
          </table:table-cell>
          <table:table-cell table:style-name="ce12"/>
          <table:table-cell table:style-name="ce12" office:value-type="string" calcext:value-type="string">
            <text:p>Checks that the outer type name and the file name match.</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sizes.html#OuterTypeNumber" xlink:type="simple">OuterTypeNumber</text:a></text:p>
          </table:table-cell>
          <table:table-cell table:style-name="ce13"/>
          <table:table-cell table:style-name="ce13" office:value-type="string" calcext:value-type="string">
            <text:p>Checks for the number of defined types at the "outer" level.</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PackageAnnotation" xlink:type="simple">PackageAnnotation</text:a></text:p>
          </table:table-cell>
          <table:table-cell table:style-name="ce12"/>
          <table:table-cell table:style-name="ce12" office:value-type="string" calcext:value-type="string">
            <text:p>This check makes sure that all package annotations are in the package-info.java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ckageDeclaration" xlink:type="simple">PackageDeclaration</text:a></text:p>
          </table:table-cell>
          <table:table-cell table:style-name="ce13"/>
          <table:table-cell table:style-name="ce13" office:value-type="string" calcext:value-type="string">
            <text:p>Ensures there is a package declaration and (optionally) in the correct director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ckageName" xlink:type="simple">PackageName</text:a></text:p>
          </table:table-cell>
          <table:table-cell table:style-name="ce12"/>
          <table:table-cell table:style-name="ce12" office:value-type="string" calcext:value-type="string">
            <text:p>Checks that packag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ParameterAssignment" xlink:type="simple">ParameterAssignment</text:a></text:p>
          </table:table-cell>
          <table:table-cell table:style-name="ce17" office:value-type="string" calcext:value-type="string">
            <text:p>AvoidReassigningParameters</text:p>
          </table:table-cell>
          <table:table-cell table:style-name="ce13" office:value-type="string" calcext:value-type="string">
            <text:p>Disallow assignment of parameter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ParameterName" xlink:type="simple">ParameterName</text:a></text:p>
          </table:table-cell>
          <table:table-cell table:style-name="ce12"/>
          <table:table-cell table:style-name="ce12" office:value-type="string" calcext:value-type="string">
            <text:p>Checks that parameter names conform to a format specified by the format property.</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sizes.html#ParameterNumber" xlink:type="simple">ParameterNumber</text:a></text:p>
          </table:table-cell>
          <table:table-cell table:style-name="ce17" office:value-type="string" calcext:value-type="string">
            <text:p>ExcessiveParameterList</text:p>
          </table:table-cell>
          <table:table-cell table:style-name="ce13" office:value-type="string" calcext:value-type="string">
            <text:p>Checks the number of parameters that a method or constructor ha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ParenPad" xlink:type="simple">ParenPad</text:a></text:p>
          </table:table-cell>
          <table:table-cell table:style-name="ce12"/>
          <table:table-cell table:style-name="ce12" office:value-type="string" calcext:value-type="string">
            <text:p>Checks the padding of parentheses; that is whether a space is required after a left parenthesis and before a right parenthesis, or such spaces are forbidden, with the exception that it does not check for padding of the right parenthesis at an empty for iterator.</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imports.html#RedundantImport" xlink:type="simple">RedundantImport</text:a></text:p>
          </table:table-cell>
          <table:table-cell table:style-name="ce17" office:value-type="string" calcext:value-type="string">
            <text:p>DuplicateImports</text:p>
          </table:table-cell>
          <table:table-cell table:style-name="ce13" office:value-type="string" calcext:value-type="string">
            <text:p>Checks for imports that are redundant.</text:p>
          </table:table-cell>
          <table:table-cell table:number-columns-repeated="1018"/>
        </table:table-row>
        <table:table-row table:style-name="ro2">
          <table:table-cell table:style-name="ce5" table:number-columns-repeated="2"/>
          <table:table-cell/>
          <table:table-cell table:style-name="ce13"/>
          <table:table-cell table:style-name="ce17" office:value-type="string" calcext:value-type="string">
            <text:p>DontImportJavaLang</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7" office:value-type="string" calcext:value-type="string">
            <text:p>UnusedImports</text:p>
          </table:table-cell>
          <table:table-cell table:style-name="ce13"/>
          <table:table-cell table:number-columns-repeated="1018"/>
        </table:table-row>
        <table:table-row table:style-name="ro2">
          <table:table-cell table:style-name="ce5" table:number-columns-repeated="2"/>
          <table:table-cell/>
          <table:table-cell table:style-name="ce13"/>
          <table:table-cell table:style-name="ce17" office:value-type="string" calcext:value-type="string">
            <text:p>ImportFromSamePackage</text:p>
          </table:table-cell>
          <table:table-cell table:style-name="ce13"/>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odifier.html#RedundantModifier" xlink:type="simple">RedundantModifier</text:a></text:p>
          </table:table-cell>
          <table:table-cell table:style-name="ce12"/>
          <table:table-cell table:style-name="ce12" office:value-type="string" calcext:value-type="string">
            <text:p>Checks for redundant modifiers in interface and annotation definition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dundantThrows" xlink:type="simple">RedundantThrows</text:a></text:p>
          </table:table-cell>
          <table:table-cell table:style-name="ce13"/>
          <table:table-cell table:style-name="ce13" office:value-type="string" calcext:value-type="string">
            <text:p>Checks for redundant exceptions declared in throws clause such as duplicates, unchecked exceptions or subclasses of another declared except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Regexp" xlink:type="simple">Regexp</text:a></text:p>
          </table:table-cell>
          <table:table-cell table:style-name="ce12"/>
          <table:table-cell table:style-name="ce12" office:value-type="string" calcext:value-type="string">
            <text:p>A check that makes sure that a specified pattern exists (or not) in the fil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header.html#RegexpHeader" xlink:type="simple">RegexpHeader</text:a></text:p>
          </table:table-cell>
          <table:table-cell table:style-name="ce13"/>
          <table:table-cell table:style-name="ce13" office:value-type="string" calcext:value-type="string">
            <text:p>Checks the header of the source against a header file that contains a</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Multiline" xlink:type="simple">RegexpMultiline</text:a></text:p>
          </table:table-cell>
          <table:table-cell table:style-name="ce12"/>
          <table:table-cell table:style-name="ce12" office:value-type="string" calcext:value-type="string">
            <text:p>Implementation of a check that looks that matches across multiple lines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regexp.html#RegexpSingleline" xlink:type="simple">RegexpSingleline</text:a></text:p>
          </table:table-cell>
          <table:table-cell table:style-name="ce13"/>
          <table:table-cell table:style-name="ce13" office:value-type="string" calcext:value-type="string">
            <text:p>Implementation of a check that looks for a single line in any file typ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regexp.html#RegexpSinglelineJava" xlink:type="simple">RegexpSinglelineJava</text:a></text:p>
          </table:table-cell>
          <table:table-cell table:style-name="ce12"/>
          <table:table-cell table:style-name="ce12" office:value-type="string" calcext:value-type="string">
            <text:p>Implementation of a check that looks for a single line in Java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RequireThis" xlink:type="simple">RequireThis</text:a></text:p>
          </table:table-cell>
          <table:table-cell table:style-name="ce13"/>
          <table:table-cell table:style-name="ce13" office:value-type="string" calcext:value-type="string">
            <text:p>Checks that code doesn't rely on the "this" default.</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ReturnCount" xlink:type="simple">ReturnCount</text:a></text:p>
          </table:table-cell>
          <table:table-cell table:style-name="ce12" office:value-type="string" calcext:value-type="string">
            <text:p>OnlyOneReturn</text:p>
          </table:table-cell>
          <table:table-cell table:style-name="ce12" office:value-type="string" calcext:value-type="string">
            <text:p>Restricts return statements to a specified count (default = 2).</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blocks.html#RightCurly" xlink:type="simple">RightCurly</text:a></text:p>
          </table:table-cell>
          <table:table-cell table:style-name="ce13"/>
          <table:table-cell table:style-name="ce13" office:value-type="string" calcext:value-type="string">
            <text:p>Checks the placement of right curly brace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implifyBooleanExpression" xlink:type="simple">SimplifyBooleanExpression</text:a></text:p>
          </table:table-cell>
          <table:table-cell table:style-name="ce17" office:value-type="string" calcext:value-type="string">
            <text:p>SimplifyBooleanExpressions</text:p>
          </table:table-cell>
          <table:table-cell table:style-name="ce12" office:value-type="string" calcext:value-type="string">
            <text:p>Checks for overly complicated boolean expression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coding.html#SimplifyBooleanReturn" xlink:type="simple">SimplifyBooleanReturn</text:a></text:p>
          </table:table-cell>
          <table:table-cell table:style-name="ce17" office:value-type="string" calcext:value-type="string">
            <text:p>SimplifyBooleanReturns</text:p>
          </table:table-cell>
          <table:table-cell table:style-name="ce13" office:value-type="string" calcext:value-type="string">
            <text:p>Checks for overly complicated boolean return statemen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naming.html#StaticVariableName" xlink:type="simple">StaticVariableName</text:a></text:p>
          </table:table-cell>
          <table:table-cell table:style-name="ce12" office:value-type="string" calcext:value-type="string">
            <text:p>ShortVariable</text:p>
          </table:table-cell>
          <table:table-cell table:style-name="ce12" office:value-type="string" calcext:value-type="string">
            <text:p>Checks that static, non-final variable names conform to a format specified by the format property.</text:p>
          </table:table-cell>
          <table:table-cell table:number-columns-repeated="1018"/>
        </table:table-row>
        <table:table-row table:style-name="ro2">
          <table:table-cell table:style-name="ce5" table:number-columns-repeated="2"/>
          <table:table-cell/>
          <table:table-cell table:style-name="ce12"/>
          <table:table-cell table:style-name="ce12" office:value-type="string" calcext:value-type="string">
            <text:p>LongVariable</text:p>
          </table:table-cell>
          <table:table-cell table:style-name="ce12"/>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duplicates.html#StrictDuplicateCode" xlink:type="simple">StrictDuplicateCode</text:a></text:p>
          </table:table-cell>
          <table:table-cell table:style-name="ce13"/>
          <table:table-cell table:style-name="ce13" office:value-type="string" calcext:value-type="string">
            <text:p>Performs a line-by-line comparison of all code lines and reports duplicate code if a sequence of lines differs only in indentation.</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coding.html#StringLiteralEquality" xlink:type="simple">StringLiteralEquality</text:a></text:p>
          </table:table-cell>
          <table:table-cell table:style-name="ce12"/>
          <table:table-cell table:style-name="ce12" office:value-type="string" calcext:value-type="string">
            <text:p><text:span text:style-name="T5">Checks that string literals are not used with == or !=.</text:spa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SuperClone" xlink:type="simple">SuperClone</text:a></text:p>
          </table:table-cell>
          <table:table-cell table:style-name="ce13"/>
          <table:table-cell table:style-name="ce13" office:value-type="string" calcext:value-type="string">
            <text:p>Checks that an overriding clone() method invokes super.clo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coding.html#SuperFinalize" xlink:type="simple">SuperFinalize</text:a></text:p>
          </table:table-cell>
          <table:table-cell table:style-name="ce20" office:value-type="string" calcext:value-type="string">
            <text:p>FinalizeOnlyCallsSuperFinalize</text:p>
          </table:table-cell>
          <table:table-cell table:style-name="ce12" office:value-type="string" calcext:value-type="string">
            <text:p>Checks that an overriding finalize() method invokes super.finaliz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annotation.html#SuppressWarnings" xlink:type="simple">SuppressWarnings</text:a></text:p>
          </table:table-cell>
          <table:table-cell table:style-name="ce13"/>
          <table:table-cell table:style-name="ce13" office:value-type="string" calcext:value-type="string">
            <text:p>This check allows you to specify what warnings that</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annotation.html#SuppressWarningsHolder" xlink:type="simple">SuppressWarningsHolder</text:a></text:p>
          </table:table-cell>
          <table:table-cell table:style-name="ce12"/>
          <table:table-cell table:style-name="ce12" office:value-type="string" calcext:value-type="string">
            <text:p>This check allows for finding code that should not be reported by Checkstyle</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design.html#ThrowsCount" xlink:type="simple">ThrowsCount</text:a></text:p>
          </table:table-cell>
          <table:table-cell table:style-name="ce13"/>
          <table:table-cell table:style-name="ce13" office:value-type="string" calcext:value-type="string">
            <text:p>Restricts throws statements to a specified count (default = 1).</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odoComment" xlink:type="simple">TodoComment</text:a></text:p>
          </table:table-cell>
          <table:table-cell table:style-name="ce12"/>
          <table:table-cell table:style-name="ce12" office:value-type="string" calcext:value-type="string">
            <text:p>A check for TODO com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TrailingComment" xlink:type="simple">TrailingComment</text:a></text:p>
          </table:table-cell>
          <table:table-cell table:style-name="ce13"/>
          <table:table-cell table:style-name="ce13" office:value-type="string" calcext:value-type="string">
            <text:p>The check to ensure that requires that comments be the only thing on a lin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Translation" xlink:type="simple">Translation</text:a></text:p>
          </table:table-cell>
          <table:table-cell table:style-name="ce12"/>
          <table:table-cell table:style-name="ce12" office:value-type="string" calcext:value-type="string">
            <text:p>The TranslationCheck class helps to ensure the correct translation of code by checking property files for consistency regarding their key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naming.html#TypeName" xlink:type="simple">TypeName</text:a></text:p>
          </table:table-cell>
          <table:table-cell table:style-name="ce13"/>
          <table:table-cell table:style-name="ce13" office:value-type="string" calcext:value-type="string">
            <text:p>Checks that type names conform to a format specified by the format property.</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TypecastParenPad" xlink:type="simple">TypecastParenPad</text:a></text:p>
          </table:table-cell>
          <table:table-cell table:style-name="ce12"/>
          <table:table-cell table:style-name="ce12" office:value-type="string" calcext:value-type="string">
            <text:p>Checks the padding of parentheses for typecasts.</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3" office:value-type="string" calcext:value-type="string">
            <text:p><text:a xlink:href="http://checkstyle.sourceforge.net/config_misc.html#UncommentedMain" xlink:type="simple">UncommentedMain</text:a></text:p>
          </table:table-cell>
          <table:table-cell table:style-name="ce13"/>
          <table:table-cell table:style-name="ce13" office:value-type="string" calcext:value-type="string">
            <text:p>Detects uncommented main method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misc.html#UniqueProperties" xlink:type="simple">UniqueProperties</text:a></text:p>
          </table:table-cell>
          <table:table-cell table:style-name="ce12"/>
          <table:table-cell table:style-name="ce12" office:value-type="string" calcext:value-type="string">
            <text:p>Detects duplicated keys in properties file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coding.html#UnnecessaryParentheses" xlink:type="simple">UnnecessaryParentheses</text:a></text:p>
          </table:table-cell>
          <table:table-cell table:style-name="ce13"/>
          <table:table-cell table:style-name="ce13" office:value-type="string" calcext:value-type="string">
            <text:p>Checks if unnecessary parentheses are used in a statement or expression.</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imports.html#UnusedImports" xlink:type="simple">UnusedImports</text:a></text:p>
          </table:table-cell>
          <table:table-cell table:style-name="ce12" office:value-type="string" calcext:value-type="string">
            <text:p>UnusedImports</text:p>
          </table:table-cell>
          <table:table-cell table:style-name="ce12" office:value-type="string" calcext:value-type="string">
            <text:p>Checks for unused import statement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misc.html#UpperEll" xlink:type="simple">UpperEll</text:a></text:p>
          </table:table-cell>
          <table:table-cell table:style-name="ce13"/>
          <table:table-cell table:style-name="ce13" office:value-type="string" calcext:value-type="string">
            <text:p>Checks that long constants are defined with an upper ell.</text:p>
          </table:table-cell>
          <table:table-cell table:number-columns-repeated="1018"/>
        </table:table-row>
        <table:table-row table:style-name="ro2">
          <table:table-cell table:number-columns-repeated="2" table:style-name="ce5" office:value-type="float" office:value="1" calcext:value-type="float">
            <text:p>1</text:p>
          </table:table-cell>
          <table:table-cell office:value-type="float" office:value="1" calcext:value-type="float">
            <text:p>1</text:p>
          </table:table-cell>
          <table:table-cell table:style-name="ce12" office:value-type="string" calcext:value-type="string">
            <text:p><text:a xlink:href="http://checkstyle.sourceforge.net/config_design.html#VisibilityModifier" xlink:type="simple">VisibilityModifier</text:a></text:p>
          </table:table-cell>
          <table:table-cell table:style-name="ce12"/>
          <table:table-cell table:style-name="ce12" office:value-type="string" calcext:value-type="string">
            <text:p>Checks visibility of class members.</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whitespace.html#WhitespaceAfter" xlink:type="simple">WhitespaceAfter</text:a></text:p>
          </table:table-cell>
          <table:table-cell table:style-name="ce13"/>
          <table:table-cell table:style-name="ce13" office:value-type="string" calcext:value-type="string">
            <text:p>Checks that a token is followed by whitespace, with the exception that it does not check for whitespace after the semicolon of an empty for iterator.</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2" office:value-type="string" calcext:value-type="string">
            <text:p><text:a xlink:href="http://checkstyle.sourceforge.net/config_whitespace.html#WhitespaceAround" xlink:type="simple">WhitespaceAround</text:a></text:p>
          </table:table-cell>
          <table:table-cell table:style-name="ce12"/>
          <table:table-cell table:style-name="ce12" office:value-type="string" calcext:value-type="string">
            <text:p>Checks that a token is surrounded by whitespace.</text:p>
          </table:table-cell>
          <table:table-cell table:number-columns-repeated="1018"/>
        </table:table-row>
        <table:table-row table:style-name="ro2">
          <table:table-cell table:number-columns-repeated="2"/>
          <table:table-cell office:value-type="float" office:value="1" calcext:value-type="float">
            <text:p>1</text:p>
          </table:table-cell>
          <table:table-cell table:style-name="ce13" office:value-type="string" calcext:value-type="string">
            <text:p><text:a xlink:href="http://checkstyle.sourceforge.net/config_javadoc.html#WriteTag" xlink:type="simple">WriteTag</text:a></text:p>
          </table:table-cell>
          <table:table-cell table:style-name="ce13"/>
          <table:table-cell table:style-name="ce13" office:value-type="string" calcext:value-type="string">
            <text:p>Outputs a JavaDoc tag as information.</text:p>
          </table:table-cell>
          <table:table-cell table:number-columns-repeated="1018"/>
        </table:table-row>
        <table:table-row table:style-name="ro2">
          <table:table-cell table:number-columns-repeated="1024"/>
        </table:table-row>
        <table:table-row table:style-name="ro2">
          <table:table-cell table:number-columns-repeated="4"/>
          <table:table-cell table:style-name="ce17" office:value-type="string" calcext:value-type="string">
            <text:p>ExcessivePublicCount</text:p>
          </table:table-cell>
          <table:table-cell table:number-columns-repeated="1019"/>
        </table:table-row>
        <table:table-row table:style-name="ro2">
          <table:table-cell table:number-columns-repeated="4"/>
          <table:table-cell table:style-name="ce17" office:value-type="string" calcext:value-type="string">
            <text:p>TooManyFields</text:p>
          </table:table-cell>
          <table:table-cell table:number-columns-repeated="1019"/>
        </table:table-row>
        <table:table-row table:style-name="ro2">
          <table:table-cell table:number-columns-repeated="4"/>
          <table:table-cell table:style-name="ce17" office:value-type="string" calcext:value-type="string">
            <text:p>ExcessiveImports</text:p>
          </table:table-cell>
          <table:table-cell table:number-columns-repeated="1019"/>
        </table:table-row>
        <table:table-row table:style-name="ro2">
          <table:table-cell table:number-columns-repeated="4"/>
          <table:table-cell table:style-name="ce17" office:value-type="string" calcext:value-type="string">
            <text:p>LawOfDemeter</text:p>
          </table:table-cell>
          <table:table-cell table:number-columns-repeated="1019"/>
        </table:table-row>
        <table:table-row table:style-name="ro2">
          <table:table-cell table:number-columns-repeated="4"/>
          <table:table-cell table:style-name="ce17" office:value-type="string" calcext:value-type="string">
            <text:p>SwitchDensity</text:p>
          </table:table-cell>
          <table:table-cell table:number-columns-repeated="1019"/>
        </table:table-row>
        <table:table-row table:style-name="ro2" table:number-rows-repeated="1048408">
          <table:table-cell table:number-columns-repeated="1024"/>
        </table:table-row>
        <table:table-row table:style-name="ro2">
          <table:table-cell table:number-columns-repeated="1024"/>
        </table:table-row>
      </table:table>
      <table:table table:name="PMD Checks" table:style-name="ta1">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6" table:number-columns-repeated="1019" table:default-cell-style-name="ce6"/>
        <table:table-row table:style-name="ro3">
          <table:table-cell table:style-name="ce26" office:value-type="string" calcext:value-type="string">
            <text:p>Overview of PMD checks and their mapping to CheckStyle</text:p>
          </table:table-cell>
          <table:table-cell table:number-columns-repeated="1023"/>
        </table:table-row>
        <table:table-row table:style-name="ro2">
          <table:table-cell table:style-name="ce27"/>
          <table:table-cell table:number-columns-repeated="1023"/>
        </table:table-row>
        <table:table-row table:style-name="ro2">
          <table:table-cell table:style-name="ce28" office:value-type="string" calcext:value-type="string">
            <text:p>Mapped</text:p>
          </table:table-cell>
          <table:table-cell table:style-name="ce8" office:value-type="string" calcext:value-type="string">
            <text:p>Total</text:p>
          </table:table-cell>
          <table:table-cell table:number-columns-repeated="1022"/>
        </table:table-row>
        <table:table-row table:style-name="ro2">
          <table:table-cell table:formula="of:=SUM([.A6:.A162])" office:value-type="float" office:value="43" calcext:value-type="float">
            <text:p>43</text:p>
          </table:table-cell>
          <table:table-cell table:formula="of:=SUM([.B6:.B162])" office:value-type="float" office:value="140" calcext:value-type="float">
            <text:p>140</text:p>
          </table:table-cell>
          <table:table-cell table:number-columns-repeated="1022"/>
        </table:table-row>
        <table:table-row table:style-name="ro2">
          <table:table-cell table:number-columns-repeated="3"/>
          <table:table-cell table:style-name="ce29" office:value-type="string" calcext:value-type="string">
            <text:p>Finalizer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Finalizer</text:p>
          </table:table-cell>
          <table:table-cell table:style-name="ce30" office:value-type="string" calcext:value-type="string">
            <text:p><text:s/>If the finalize() method is empty, then it does not need to exist.</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FinalizeOnlyCallsSuperFinalize</text:p>
          </table:table-cell>
          <table:table-cell table:style-name="ce30" office:value-type="string" calcext:value-type="string">
            <text:p><text:s/>If the finalize() is implemented, it should do something besides just calling super.finaliz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FinalizeOverloaded</text:p>
          </table:table-cell>
          <table:table-cell table:style-name="ce30" office:value-type="string" calcext:value-type="string">
            <text:p><text:s/>Methods named finalize() should not have parameters. It is confusing and probably a bug to overload finalize(). It will not be called by the VM.</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FinalizeDoesNotCallSuperFinalize</text:p>
          </table:table-cell>
          <table:table-cell table:style-name="ce30" office:value-type="string" calcext:value-type="string">
            <text:p><text:s/>If the finalize() is implemented, its last action should be to call super.finalize </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ExplicitCallToFinalize</text:p>
          </table:table-cell>
          <table:table-cell table:style-name="ce30" office:value-type="string" calcext:value-type="string">
            <text:p><text:s/>An explicit call was made to a finalize method. Finalize methods are meant to be executed at most once (by the garbage collector). Calling it explicitly could result in the method being executed twice for that object (once by you, once by the garbage collector). )</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FinalizeShouldBeProtected</text:p>
          </table:table-cell>
          <table:table-cell table:style-name="ce30" office:value-type="string" calcext:value-type="string">
            <text:p><text:s/>If you override finalize(), make it protected. Otherwise, subclasses may not called your implementation of finalize.</text:p>
          </table:table-cell>
          <table:table-cell table:number-columns-repeated="1020"/>
        </table:table-row>
        <table:table-row table:style-name="ro2">
          <table:table-cell table:number-columns-repeated="3"/>
          <table:table-cell table:style-name="ce29" office:value-type="string" calcext:value-type="string">
            <text:p>Unused Code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usedPrivateField</text:p>
          </table:table-cell>
          <table:table-cell table:style-name="ce30" office:value-type="string" calcext:value-type="string">
            <text:p><text:s/>Detects when a private field is declared and/or assigned a value, but not use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usedLocalVariable</text:p>
          </table:table-cell>
          <table:table-cell table:style-name="ce30" office:value-type="string" calcext:value-type="string">
            <text:p><text:s/>Detects when a local variable is declared and/or assigned, but not use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usedPrivateMethod</text:p>
          </table:table-cell>
          <table:table-cell table:style-name="ce30" office:value-type="string" calcext:value-type="string">
            <text:p><text:s/>Unused Private Method detects when a private method is declared but is unuse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usedFormalParameter</text:p>
          </table:table-cell>
          <table:table-cell table:style-name="ce30" office:value-type="string" calcext:value-type="string">
            <text:p><text:s/>Avoid passing parameters to methods and then not using those parameters.</text:p>
          </table:table-cell>
          <table:table-cell table:number-columns-repeated="1020"/>
        </table:table-row>
        <table:table-row table:style-name="ro2">
          <table:table-cell table:number-columns-repeated="3"/>
          <table:table-cell table:style-name="ce31" office:value-type="string" calcext:value-type="string">
            <text:p>Controversial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necessaryConstructor</text:p>
          </table:table-cell>
          <table:table-cell table:style-name="ce30" office:value-type="string" calcext:value-type="string">
            <text:p><text:s/>Unnecessary constructor detects when a constructor is not necessary; i.e., when there's only one constructor, it's public, has an empty body, and takes no argument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NullAssignment</text:p>
          </table:table-cell>
          <table:table-cell table:style-name="ce30" office:value-type="string" calcext:value-type="string">
            <text:p><text:s/>Assigning a "null" to a variable (outside of its declaration) is usually in bad form. Some times, the assignment is an indication that the programmer doesn't completely understand what is going on in the code. NOTE: This sort of assignment may in rare cases be useful to encourage garbage collection. If that's what you're using it for, by all means, disregard this rule :-) )</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OnlyOneReturn</text:p>
          </table:table-cell>
          <table:table-cell table:style-name="ce30" office:value-type="string" calcext:value-type="string">
            <text:p><text:s/>A method should have only one exit point, and that should be the last statement in the metho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usedModifier</text:p>
          </table:table-cell>
          <table:table-cell table:style-name="ce30" office:value-type="string" calcext:value-type="string">
            <text:p><text:s/>Fields in interfaces are automatically public static final, and methods are public abstract. Classes or interfaces nested in an interface are automatically public and static (all nested interfaces are automatically static). For historical reasons, modifiers which are implied by the context are accepted by the compiler, but are superfluous. )</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ssignmentInOperand</text:p>
          </table:table-cell>
          <table:table-cell table:style-name="ce30" office:value-type="string" calcext:value-type="string">
            <text:p><text:s/>Avoid assigments in operands; this can make code more complicated and harder to rea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tLeastOneConstructor</text:p>
          </table:table-cell>
          <table:table-cell table:style-name="ce30" office:value-type="string" calcext:value-type="string">
            <text:p><text:s/>Each class should declare at least one constructor.</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Sun</text:p>
          </table:table-cell>
          <table:table-cell table:style-name="ce30" office:value-type="string" calcext:value-type="string">
            <text:p><text:s/>Avoid importing anything from the 'sun.*' packages. These packages are not portable and are likely to chang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uspiciousOctalEscape</text:p>
          </table:table-cell>
          <table:table-cell table:style-name="ce30" office:value-type="string" calcext:value-type="string">
            <text:p><text:s/>A suspicious octal escape sequence was found inside a String literal. The Java language specification (section 3.10.6) says an octal escape sequence inside a literal String shall consist of a backslash followed by: OctalDigit | OctalDigit OctalDigit | ZeroToThree OctalDigit OctalDigit Any octal escape sequence followed by non-octal digits can be confusing, e.g. "\038" is interpreted as the octal escape sequence "\03" followed by the literal character "8". )</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allSuperInConstructor</text:p>
          </table:table-cell>
          <table:table-cell table:style-name="ce30" office:value-type="string" calcext:value-type="string">
            <text:p><text:s/>It is a good practice to call super() in a constructor. If super() is not called but another constructor, such as an overloaded constructor, of the class is called, this rule will not report it.</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necessaryParentheses</text:p>
          </table:table-cell>
          <table:table-cell table:style-name="ce30" office:value-type="string" calcext:value-type="string">
            <text:p><text:s/>Sometimes return statement expressions are wrapped in unnecessary parentheses, making them look like a function cal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ingularField</text:p>
          </table:table-cell>
          <table:table-cell table:style-name="ce30" office:value-type="string" calcext:value-type="string">
            <text:p><text:s/>A field that's only used by one method could perhaps be replaced by a local variable</text:p>
          </table:table-cell>
          <table:table-cell table:number-columns-repeated="1020"/>
        </table:table-row>
        <table:table-row table:style-name="ro2">
          <table:table-cell table:number-columns-repeated="3"/>
          <table:table-cell table:style-name="ce29" office:value-type="string" calcext:value-type="string">
            <text:p>Coupling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ouplingBetweenObjects</text:p>
          </table:table-cell>
          <table:table-cell table:style-name="ce30" office:value-type="string" calcext:value-type="string">
            <text:p><text:s/>Rule counts unique attributes, local variables and return types within an object. An amount higher than specified threshold can indicate a high degree of couping with in an object</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ExcessiveImports</text:p>
          </table:table-cell>
          <table:table-cell table:style-name="ce30" office:value-type="string" calcext:value-type="string">
            <text:p><text:s/>A high number of imports can indicate a high degree of coupling within an object. Rule counts the number of unique imports and reports a violation if the count is above the user defined threshol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LooseCoupling</text:p>
          </table:table-cell>
          <table:table-cell table:style-name="ce30" office:value-type="string" calcext:value-type="string">
            <text:p><text:s/>Avoid using implementation types (i.e., HashSet); use the interface (i.e, Set) instead</text:p>
          </table:table-cell>
          <table:table-cell table:number-columns-repeated="1020"/>
        </table:table-row>
        <table:table-row table:style-name="ro2">
          <table:table-cell table:number-columns-repeated="3"/>
          <table:table-cell table:style-name="ce29" office:value-type="string" calcext:value-type="string">
            <text:p>Optimization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LocalVariableCouldBeFinal</text:p>
          </table:table-cell>
          <table:table-cell table:style-name="ce30" office:value-type="string" calcext:value-type="string">
            <text:p><text:s/>A local variable assigned only once can be declared fina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MethodArgumentCouldBeFinal</text:p>
          </table:table-cell>
          <table:table-cell table:style-name="ce30" office:value-type="string" calcext:value-type="string">
            <text:p><text:s/>A method argument that is never assigned can be declared fina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InstantiatingObjectsInLoops</text:p>
          </table:table-cell>
          <table:table-cell table:style-name="ce30" office:value-type="string" calcext:value-type="string">
            <text:p><text:s/>Detects when a new object is created inside a loop</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ArrayListInsteadOfVector</text:p>
          </table:table-cell>
          <table:table-cell table:style-name="ce30" office:value-type="string" calcext:value-type="string">
            <text:p><text:s/>ArrayList is a much better Collection implementation than Vector.</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implifyStartsWith</text:p>
          </table:table-cell>
          <table:table-cell table:style-name="ce30" office:value-type="string" calcext:value-type="string">
            <text:p><text:s/>Since it passes in a literal of length 1, this call to String.startsWith can be rewritten using String.charAt(0) to save some tim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StringBufferForStringAppends</text:p>
          </table:table-cell>
          <table:table-cell table:style-name="ce30" office:value-type="string" calcext:value-type="string">
            <text:p><text:s/>Finds usages of += for appending strings.</text:p>
          </table:table-cell>
          <table:table-cell table:number-columns-repeated="1020"/>
        </table:table-row>
        <table:table-row table:style-name="ro2">
          <table:table-cell table:number-columns-repeated="3"/>
          <table:table-cell table:style-name="ce29" office:value-type="string" calcext:value-type="string">
            <text:p>Basic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CatchBlock</text:p>
          </table:table-cell>
          <table:table-cell table:style-name="ce30" office:value-type="string" calcext:value-type="string">
            <text:p><text:s/>Empty Catch Block finds instances where an exception is caught, but nothing is done. In most circumstances, this swallows an exception which should either be acted on or reporte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IfStmt</text:p>
          </table:table-cell>
          <table:table-cell table:style-name="ce30" office:value-type="string" calcext:value-type="string">
            <text:p><text:s/>Empty If Statement finds instances where a condition is checked but nothing is done about it.</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WhileStmt</text:p>
          </table:table-cell>
          <table:table-cell table:style-name="ce30" office:value-type="string" calcext:value-type="string">
            <text:p><text:s/>Empty While Statement finds all instances where a while statement does nothing. If it is a timing loop, then you should use Thread.sleep() for it; if it's a while loop that does a lot in the exit expression, rewrite it to make it clearer. )</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TryBlock</text:p>
          </table:table-cell>
          <table:table-cell table:style-name="ce30" office:value-type="string" calcext:value-type="string">
            <text:p><text:s/>Avoid empty try blocks - what's the point?</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FinallyBlock</text:p>
          </table:table-cell>
          <table:table-cell table:style-name="ce30" office:value-type="string" calcext:value-type="string">
            <text:p><text:s/>void empty finally blocks - these can be delete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witchStatements</text:p>
          </table:table-cell>
          <table:table-cell table:style-name="ce30" office:value-type="string" calcext:value-type="string">
            <text:p><text:s/>void empty switch statement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JumbledIncrementer</text:p>
          </table:table-cell>
          <table:table-cell table:style-name="ce30" office:value-type="string" calcext:value-type="string">
            <text:p><text:s/>Avoid jumbled loop incrementers - it's usually a mistake, and it's confusing even if it's what's intended. </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ForLoopShouldBeWhileLoop</text:p>
          </table:table-cell>
          <table:table-cell table:style-name="ce30" office:value-type="string" calcext:value-type="string">
            <text:p><text:s/>Some for loops can be simplified to while loops - this makes them more concis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necessaryConversionTemporary</text:p>
          </table:table-cell>
          <table:table-cell table:style-name="ce30" office:value-type="string" calcext:value-type="string">
            <text:p><text:s/>Avoid unnecessary temporaries when converting primitives to String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OverrideBothEqualsAndHashcode</text:p>
          </table:table-cell>
          <table:table-cell table:style-name="ce30" office:value-type="string" calcext:value-type="string">
            <text:p><text:s/>Override both public boolean Object.equals(Object other), and public int Object.hashCode(), or override neither. Even if you are inheriting a hashCode() from a parent class, consider implementing hashCode and explicitly delegating to your superclas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DoubleCheckedLocking</text:p>
          </table:table-cell>
          <table:table-cell table:style-name="ce30" office:value-type="string" calcext:value-type="string">
            <text:p> Partially created objects can be returned by the Double Checked Locking pattern when used in Java. An optimizing JRE may assign a reference to the baz variable before it creates the object the reference is intended to point to. For more details see <text:a xlink:href="http://www.javaworld.com/javaworld/jw-02-2001/jw-0209-double.html" xlink:type="simple">http://www.javaworld.com/javaworld/jw-02-2001/jw-0209-double.html</text:a>.</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ReturnFromFinallyBlock</text:p>
          </table:table-cell>
          <table:table-cell table:style-name="ce30" office:value-type="string" calcext:value-type="string">
            <text:p><text:s/>Avoid returning from a finally block - this can discard exception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EmptySynchronizedBlock</text:p>
          </table:table-cell>
          <table:table-cell table:style-name="ce30" office:value-type="string" calcext:value-type="string">
            <text:p><text:s/>Avoid empty synchronized blocks - they're useles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necessaryReturn</text:p>
          </table:table-cell>
          <table:table-cell table:style-name="ce30" office:value-type="string" calcext:value-type="string">
            <text:p><text:s/>Avoid unnecessary return statement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taticInitializer</text:p>
          </table:table-cell>
          <table:table-cell table:style-name="ce30" office:value-type="string" calcext:value-type="string">
            <text:p><text:s/>An empty static initializer was foun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conditionalIfStatement</text:p>
          </table:table-cell>
          <table:table-cell table:style-name="ce30" office:value-type="string" calcext:value-type="string">
            <text:p><text:s/>Do not use "if" statements that are always true or always false.</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mptyStatementNotInLoop</text:p>
          </table:table-cell>
          <table:table-cell table:style-name="ce30" office:value-type="string" calcext:value-type="string">
            <text:p><text:s/>An empty statement (aka a semicolon by itself) that is not used as the sole body of a for loop or while loop is probably a bug. It could also be a double semicolon, which is useless and should be remove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BooleanInstantiation</text:p>
          </table:table-cell>
          <table:table-cell table:style-name="ce30" office:value-type="string" calcext:value-type="string">
            <text:p><text:s/>Avoid instantiating Boolean objects, instead use Boolean.TRUE or Boolean.FALS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necessaryFinalModifier</text:p>
          </table:table-cell>
          <table:table-cell table:style-name="ce30" office:value-type="string" calcext:value-type="string">
            <text:p><text:s/>When a class has the final modifier, all the methods are marked finally.</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ollapsibleIfStatements</text:p>
          </table:table-cell>
          <table:table-cell table:style-name="ce30" office:value-type="string" calcext:value-type="string">
            <text:p><text:s/>Sometimes two 'if' statements can be consolidated by separating their conditions with a boolean short-circuit operator.</text:p>
          </table:table-cell>
          <table:table-cell table:number-columns-repeated="1020"/>
        </table:table-row>
        <table:table-row table:style-name="ro2">
          <table:table-cell table:number-columns-repeated="3"/>
          <table:table-cell table:style-name="ce29" office:value-type="string" calcext:value-type="string">
            <text:p>Design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Singleton</text:p>
          </table:table-cell>
          <table:table-cell table:style-name="ce30" office:value-type="string" calcext:value-type="string">
            <text:p><text:s/>If you have a class that has nothing but static methods, consider making it a Singleton. Note that this doesn't apply to abstract classes, since their subclasses may well include non-static methods. Also, if you want this class to be a Singleton, remember to add a private constructor to prevent instantiation.</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Returns</text:p>
          </table:table-cell>
          <table:table-cell table:style-name="ce30" office:value-type="string" calcext:value-type="string">
            <text:p><text:s/>Avoid unnecessary if..then..else statements when returning a boolean</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implifyBooleanExpressions</text:p>
          </table:table-cell>
          <table:table-cell table:style-name="ce30" office:value-type="string" calcext:value-type="string">
            <text:p><text:s/>Avoid unnecessary comparisons in boolean expressions - this makes simple code seem complicate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witchStmtsShouldHaveDefault</text:p>
          </table:table-cell>
          <table:table-cell table:style-name="ce30" office:value-type="string" calcext:value-type="string">
            <text:p><text:s/>Switch statements should have a default label.</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eeplyNestedIfStmts</text:p>
          </table:table-cell>
          <table:table-cell table:style-name="ce30" office:value-type="string" calcext:value-type="string">
            <text:p><text:s/>Deeply nested if..then statements are hard to rea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ReassigningParameters</text:p>
          </table:table-cell>
          <table:table-cell table:style-name="ce30" office:value-type="string" calcext:value-type="string">
            <text:p><text:s/>Reassigning values to parameters is a questionable practice. Use a temporary local variable instea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witchDensity</text:p>
          </table:table-cell>
          <table:table-cell table:style-name="ce30" office:value-type="string" calcext:value-type="string">
            <text:p><text:s/>A high ratio of statements to labels in a switch statement implies that the switch statement is doing too much work. Consider moving the statements either into new methods, or creating subclasses based on the switch variabl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onstructorCallsOverridableMethod</text:p>
          </table:table-cell>
          <table:table-cell table:style-name="ce30" office:value-type="string" calcext:value-type="string">
            <text:p><text:s/>Calling overridable methods during construction poses a risk of invoking methods on an incompletely constructed object. This situation can be difficult to discern. It may leave the sub-class unable to construct its superclass or forced to replicate the construction process completely within itself, losing the ability to call super(). If the default constructor contains a call to an overridable method, the subclass may be completely uninstantiable. Note that this includes method calls throughout the control flow graph - i.e., if a constructor Foo() calls a private method bar() that calls a public method buz(), there's a problem.</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ccessorClassGeneration</text:p>
          </table:table-cell>
          <table:table-cell table:style-name="ce30" office:value-type="string" calcext:value-type="string">
            <text:p><text:s/>Instantiation by way of private constructors from outside of the constructor's class often causes the generation of an accessor. A factory method, or non-privitization of the constructor can eliminate this situation. The generated class file is actually an interface. It gives the accessing class the ability to invoke a new hidden package scope constructor that takes the interface as a supplementary parameter. This turns a private constructor effectively into one with package scope, though not visible to the naked ey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FinalFieldCouldBeStatic</text:p>
          </table:table-cell>
          <table:table-cell table:style-name="ce30" office:value-type="string" calcext:value-type="string">
            <text:p><text:s/>If a final field is assigned to a compile-time constant, it could be made static, thus saving overhead in each object</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loseConnection</text:p>
          </table:table-cell>
          <table:table-cell table:style-name="ce30" office:value-type="string" calcext:value-type="string">
            <text:p><text:s/>Ensure that Connection objects are always closed after us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NonStaticInitializer</text:p>
          </table:table-cell>
          <table:table-cell table:style-name="ce30" office:value-type="string" calcext:value-type="string">
            <text:p><text:s/>A nonstatic initializer block will be called any time a constructor is invoked (just prior to invoking the constructor). While this is a valid language construct, it is rarely used and is confusing.</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efaultLabelNotLastInSwitchStmt</text:p>
          </table:table-cell>
          <table:table-cell table:style-name="ce30" office:value-type="string" calcext:value-type="string">
            <text:p><text:s/>The default label in a switch statement should be the last label, by convention. Most programmers will expect the default label (if present) to be the last on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NonCaseLabelInSwitchStatement</text:p>
          </table:table-cell>
          <table:table-cell table:style-name="ce30" office:value-type="string" calcext:value-type="string">
            <text:p><text:s/>A non-case label (e.g. a named break/continue label) was present in a switch statement. This legal, but confusing. It is easy to mix up the case labels and the non-case label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OptimizableToArrayCall</text:p>
          </table:table-cell>
          <table:table-cell table:style-name="ce30" office:value-type="string" calcext:value-type="string">
            <text:p><text:s/>A call to Collection.toArray can use the Collection's size vs an empty Array of the desired typ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BadComparison</text:p>
          </table:table-cell>
          <table:table-cell table:style-name="ce30" office:value-type="string" calcext:value-type="string">
            <text:p><text:s/>Avoid equality comparisons with Double.NaN - these are likely to be logic error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qualsNull</text:p>
          </table:table-cell>
          <table:table-cell table:style-name="ce30" office:value-type="string" calcext:value-type="string">
            <text:p><text:s/>Newbie programmers sometimes get the comparison concepts confused and use equals() to compare to nul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onfusingTernary</text:p>
          </table:table-cell>
          <table:table-cell table:style-name="ce30" office:value-type="string" calcext:value-type="string">
            <text:p><text:s/>In an "if" expression with an "else" clause, avoid negation in the test. For example, rephrase: if (x != y) diff(); else same(); as: if (x == y) same(); else diff(); Most "if (x != y)" cases without an "else" are often return cases, so consistent use of this rule makes the code easier to read. Also, this resolves trivial ordering problems, such as "does the error case go first?" or "does the common case go first?".</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InstantiationToGetClass</text:p>
          </table:table-cell>
          <table:table-cell table:style-name="ce30" office:value-type="string" calcext:value-type="string">
            <text:p><text:s/>Avoid instantiating an object just to call getClass() on it; use the .class public member instea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IdempotentOperations</text:p>
          </table:table-cell>
          <table:table-cell table:style-name="ce30" office:value-type="string" calcext:value-type="string">
            <text:p><text:s/>Avoid idempotent operations - they are silly.</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impleDateFormatNeedsLocale</text:p>
          </table:table-cell>
          <table:table-cell table:style-name="ce30" office:value-type="string" calcext:value-type="string">
            <text:p><text:s/>Be sure to specify a Locale when creating a new instance of SimpleDateFormat.</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ImmutableField</text:p>
          </table:table-cell>
          <table:table-cell table:style-name="ce30" office:value-type="string" calcext:value-type="string">
            <text:p><text:s/>Identifies private fields whose values never change once they are initialized either in the declaration of the field or by a constructor. This aids in converting existing classes to immutable class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LocaleWithCaseConversions</text:p>
          </table:table-cell>
          <table:table-cell table:style-name="ce30" office:value-type="string" calcext:value-type="string">
            <text:p><text:s/>When doing a String.toLowerCase()/toUpperCase() call, use a Locale. This avoids problems with certain locales, i.e. Turkish.</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ProtectedFieldInFinalClass</text:p>
          </table:table-cell>
          <table:table-cell table:style-name="ce30" office:value-type="string" calcext:value-type="string">
            <text:p><text:s/>Do not use protected fields in final classes since they cannot be subclassed. Clarify your intent by using private or package access modifiers instea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ssignmentToNonFinalStatic</text:p>
          </table:table-cell>
          <table:table-cell table:style-name="ce30" office:value-type="string" calcext:value-type="string">
            <text:p><text:s/>Identifies a possible unsafe usage of a static fiel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MissingStaticMethodInNonInstantiatableClass</text:p>
          </table:table-cell>
          <table:table-cell table:style-name="ce30" office:value-type="string" calcext:value-type="string">
            <text:p><text:s/>A class that has private constructors and does not have any static method cannot be use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CallingFinalize</text:p>
          </table:table-cell>
          <table:table-cell table:style-name="ce30" office:value-type="string" calcext:value-type="string">
            <text:p><text:s/>finalize() is called by the garbage collector on an object when garbage collection determines that there are no more references to the object.</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SynchronizedAtMethodLevel</text:p>
          </table:table-cell>
          <table:table-cell table:style-name="ce30" office:value-type="string" calcext:value-type="string">
            <text:p><text:s/>Method level synchronization can backfire when new code is added to the method. Block-level synchronization helps to ensure that only the code that needs synchronization gets it.</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issingBreakInSwitch</text:p>
          </table:table-cell>
          <table:table-cell table:style-name="ce30" office:value-type="string" calcext:value-type="string">
            <text:p><text:s/>A switch statement without an enclosed break statement may be a bug.</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NotifyAllInsteadOfNotify</text:p>
          </table:table-cell>
          <table:table-cell table:style-name="ce30" office:value-type="string" calcext:value-type="string">
            <text:p><text:s/>notify() awakens a thread monitoring the object. If more than one thread is monitoring, then only one is chosen. The thread chosen is arbitrary; thus it's usually safer to call notifyAll() instea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InstanceofChecksInCatchClause</text:p>
          </table:table-cell>
          <table:table-cell table:style-name="ce30" office:value-type="string" calcext:value-type="string">
            <text:p><text:s/>Each caught exception type should be handled in its own catch claus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bstractClassWithoutAbstractMethod</text:p>
          </table:table-cell>
          <table:table-cell table:style-name="ce30" office:value-type="string" calcext:value-type="string">
            <text:p><text:s/>The abstract class does not contain any abstract methods. An abstract class suggests an incomplete implementation, which is to be completed by subclasses implementing the abstract methods. If the class is intended to be used as a base class only (not to be instantiated direcly) a protected constructor can be provided prevent direct instantiation.</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implifyConditional</text:p>
          </table:table-cell>
          <table:table-cell table:style-name="ce30" office:value-type="string" calcext:value-type="string">
            <text:p><text:s/>( No need to check for null before an instanceof; the instanceof keyword returns false when given a null argument. )</text:p>
          </table:table-cell>
          <table:table-cell table:number-columns-repeated="1020"/>
        </table:table-row>
        <table:table-row table:style-name="ro2">
          <table:table-cell table:number-columns-repeated="3"/>
          <table:table-cell table:style-name="ce29" office:value-type="string" calcext:value-type="string">
            <text:p>Security Code Guidelin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MethodReturnsInternalArray</text:p>
          </table:table-cell>
          <table:table-cell table:style-name="ce30" office:value-type="string" calcext:value-type="string">
            <text:p><text:s/>Exposing internal arrays directly allows the user to modify some code that could be critical. It is safer to return a copy of the array.</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rrayIsStoredDirectly</text:p>
          </table:table-cell>
          <table:table-cell table:style-name="ce30" office:value-type="string" calcext:value-type="string">
            <text:p><text:s/>Constructors and methods receiving arrays shuold clone objects and store the copy. This prevents that future changes from the user affect the internal functionallity.</text:p>
          </table:table-cell>
          <table:table-cell table:number-columns-repeated="1020"/>
        </table:table-row>
        <table:table-row table:style-name="ro2">
          <table:table-cell table:number-columns-repeated="3"/>
          <table:table-cell table:style-name="ce29" office:value-type="string" calcext:value-type="string">
            <text:p>Strict Exception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CatchingThrowable</text:p>
          </table:table-cell>
          <table:table-cell table:style-name="ce30" office:value-type="string" calcext:value-type="string">
            <text:p><text:s/>This is dangerous because if a java.lang.Error, for example OutOfMemmoryError, occurs then it will be caught. The container should handle java.lang.Error. If application code will catch them, try to log them (which will probably fail) and continue silently the situation will not be desirabl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ignatureDeclareThrowsException</text:p>
          </table:table-cell>
          <table:table-cell table:style-name="ce30" office:value-type="string" calcext:value-type="string">
            <text:p><text:s/>It is unclear which exceptions that can be thrown from the methods. It might be difficult to document and understand the vague interfaces. Use either a class derived from RuntimeException or a checked exception.</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ExceptionTypeChecking</text:p>
          </table:table-cell>
          <table:table-cell table:style-name="ce30" office:value-type="string" calcext:value-type="string">
            <text:p><text:s/>At some places Exception is caught and then a check with instanceof is performed. This result in messy code. It's considered better to catch all the specific exceptions instea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ExceptionAsFlowControl</text:p>
          </table:table-cell>
          <table:table-cell table:style-name="ce30" office:value-type="string" calcext:value-type="string">
            <text:p><text:s/>Using Exceptions as flow control leads to GOTOish cod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CatchingNPE</text:p>
          </table:table-cell>
          <table:table-cell table:style-name="ce30" office:value-type="string" calcext:value-type="string">
            <text:p><text:s/>Code should never throw NPE under normal circumstances. A catch block may hide the original error, causing other more subtle errors in its wak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ThrowingCertainExceptionTypes</text:p>
          </table:table-cell>
          <table:table-cell table:style-name="ce30" office:value-type="string" calcext:value-type="string">
            <text:p><text:s/>1) Avoid throwing certain exception types. Rather than throw a raw RuntimeException, Throwable, Exception, or Error, use a subclassed exception or error instead. 2) Avoid throwing a NullPointerException - it's confusing because most people will assume that the VM threw NPE. Consider using InvalidArgumentException("Null parameter") which will be clearly seen as a programmer initiated exception.. Use IllegalArgumentException or IllegalStateException instead.</text:p>
          </table:table-cell>
          <table:table-cell table:number-columns-repeated="1020"/>
        </table:table-row>
        <table:table-row table:style-name="ro2">
          <table:table-cell table:number-columns-repeated="3"/>
          <table:table-cell table:style-name="ce29" office:value-type="string" calcext:value-type="string">
            <text:p>JavaBean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BeanMembersShouldSerialize</text:p>
          </table:table-cell>
          <table:table-cell table:style-name="ce30" office:value-type="string" calcext:value-type="string">
            <text:p><text:s/>If a class is a bean, or is referenced by a bean, directly or indirectly it needs to be serializable. Member variables need to be marked as transient, marked as static, or have accessor methods in the class. Marking variables as transient is the safest and easiest modification. Accessor methods should follow the Java naming conventions, i.e.if you have a variable foo, you should provide getFoo and setFoo method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MissingSerialVersionUID</text:p>
          </table:table-cell>
          <table:table-cell table:style-name="ce30" office:value-type="string" calcext:value-type="string">
            <text:p><text:s/>Classes that are serializable should provide a serialVersionUID field.</text:p>
          </table:table-cell>
          <table:table-cell table:number-columns-repeated="1020"/>
        </table:table-row>
        <table:table-row table:style-name="ro2">
          <table:table-cell table:number-columns-repeated="3"/>
          <table:table-cell table:style-name="ce29" office:value-type="string" calcext:value-type="string">
            <text:p>java.lang.String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voidDuplicateLiterals</text:p>
          </table:table-cell>
          <table:table-cell table:style-name="ce30" office:value-type="string" calcext:value-type="string">
            <text:p><text:s/>Code containing duplicate String literals can usually be improved by declaring the String as a constant fiel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tringInstantiation</text:p>
          </table:table-cell>
          <table:table-cell table:style-name="ce30" office:value-type="string" calcext:value-type="string">
            <text:p><text:s/>Avoid instantiating String objects; this is usually unnecessary.</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tringToString</text:p>
          </table:table-cell>
          <table:table-cell table:style-name="ce30" office:value-type="string" calcext:value-type="string">
            <text:p><text:s/>Avoid calling toString() on String objects; this is unnecessary</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ConcatenatingNonLiteralsInStringBuffer</text:p>
          </table:table-cell>
          <table:table-cell table:style-name="ce30" office:value-type="string" calcext:value-type="string">
            <text:p><text:s/>Avoid concatenating non literals in a StringBuffer constructor or append(). </text:p>
          </table:table-cell>
          <table:table-cell table:number-columns-repeated="1020"/>
        </table:table-row>
        <table:table-row table:style-name="ro2">
          <table:table-cell table:number-columns-repeated="3"/>
          <table:table-cell table:style-name="ce29" office:value-type="string" calcext:value-type="string">
            <text:p>Code Size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MethodLength</text:p>
          </table:table-cell>
          <table:table-cell table:style-name="ce30" office:value-type="string" calcext:value-type="string">
            <text:p><text:s/>Excessive Method Length usually means that the method is doing too much. There is usually quite a bit of Cut and Paste there as well. Try to reduce the method size by creating helper methods, and removing cut and paste. Default value is 2.5 sigma greater than the mean. There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ParameterList</text:p>
          </table:table-cell>
          <table:table-cell table:style-name="ce30" office:value-type="string" calcext:value-type="string">
            <text:p><text:s/>This checks to make sure that the Parameter Lists in the project aren't getting too long. If there are long parameter lists, then that is generally indicative that another object is hiding around there. Basically, try to group the parameters together.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ExcessiveClassLength</text:p>
          </table:table-cell>
          <table:table-cell table:style-name="ce30" office:value-type="string" calcext:value-type="string">
            <text:p><text:s/>Long Class files are indications that the class may be trying to do too much. Try to break it down, and reduce the size to something managable. Default value is 2.5 sigma greater than the mean. NOTE: In version 0.9 and higher, their are three parameters available: minimum - Minimum Length before reporting. sigma - Std Deviations away from the mean before reporting. topscore - The Maximum Number of reports to generate. At this time, only one can be used at a time.</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yclomaticComplexity</text:p>
          </table:table-cell>
          <table:table-cell table:style-name="ce30" office:value-type="string" calcext:value-type="string">
            <text:p><text:s/>Complexity is determined by the number of decision points in a method plus one for the method entry. The decision points are 'if', 'while', 'for', and 'case labels'. Scale: 1-4 (low complexity) 5-7 (moderate complexity) 8-10 (high complexity) 10+ (very high complexity)</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ExcessivePublicCount</text:p>
          </table:table-cell>
          <table:table-cell table:style-name="ce30" office:value-type="string" calcext:value-type="string">
            <text:p><text:s/>A large amount of public methods and attributes declared in an object can indicate the class may need to be broken up as increased effort will be required to thoroughly test such a clas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TooManyFields</text:p>
          </table:table-cell>
          <table:table-cell table:style-name="ce30" office:value-type="string" calcext:value-type="string">
            <text:p><text:s/>Classes that have too many fields could be redesigned to have less fields and some nested object grouping some of the information collected on the many fields.</text:p>
          </table:table-cell>
          <table:table-cell table:number-columns-repeated="1020"/>
        </table:table-row>
        <table:table-row table:style-name="ro2">
          <table:table-cell table:number-columns-repeated="3"/>
          <table:table-cell table:style-name="ce29" office:value-type="string" calcext:value-type="string">
            <text:p>Import Statement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uplicateImports</text:p>
          </table:table-cell>
          <table:table-cell table:style-name="ce30" office:value-type="string" calcext:value-type="string">
            <text:p><text:s/>Avoid duplicate import statement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DontImportJavaLang</text:p>
          </table:table-cell>
          <table:table-cell table:style-name="ce30" office:value-type="string" calcext:value-type="string">
            <text:p><text:s/>Avoid importing anything from the package 'java.lang'. These classes are automatically imported (JLS 7.5.3).</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UnusedImports</text:p>
          </table:table-cell>
          <table:table-cell table:style-name="ce30" office:value-type="string" calcext:value-type="string">
            <text:p><text:s/>Avoid unused import statement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mportFromSamePackage</text:p>
          </table:table-cell>
          <table:table-cell table:style-name="ce30" office:value-type="string" calcext:value-type="string">
            <text:p><text:s/>No need to import a type that's in the same package.</text:p>
          </table:table-cell>
          <table:table-cell table:number-columns-repeated="1020"/>
        </table:table-row>
        <table:table-row table:style-name="ro2">
          <table:table-cell table:number-columns-repeated="3"/>
          <table:table-cell table:style-name="ce29" office:value-type="string" calcext:value-type="string">
            <text:p>Clone Implementation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ProperCloneImplementation</text:p>
          </table:table-cell>
          <table:table-cell table:style-name="ce30" office:value-type="string" calcext:value-type="string">
            <text:p><text:s/>Object clone() should be implemented with super.clon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loneThrowsCloneNotSupportedException</text:p>
          </table:table-cell>
          <table:table-cell table:style-name="ce30" office:value-type="string" calcext:value-type="string">
            <text:p><text:s/>The method clone() should throw a CloneNotSupportedException</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CloneMethodMustImplementCloneable</text:p>
          </table:table-cell>
          <table:table-cell table:style-name="ce30" office:value-type="string" calcext:value-type="string">
            <text:p><text:s/>The method clone() should only be implemented if the class implements Cloneable interface</text:p>
          </table:table-cell>
          <table:table-cell table:number-columns-repeated="1020"/>
        </table:table-row>
        <table:table-row table:style-name="ro2">
          <table:table-cell table:number-columns-repeated="3"/>
          <table:table-cell table:style-name="ce29" office:value-type="string" calcext:value-type="string">
            <text:p>Naming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Variable</text:p>
          </table:table-cell>
          <table:table-cell table:style-name="ce30" office:value-type="string" calcext:value-type="string">
            <text:p><text:s/>Detects when a field, local or parameter has a short name.</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LongVariable</text:p>
          </table:table-cell>
          <table:table-cell table:style-name="ce30" office:value-type="string" calcext:value-type="string">
            <text:p><text:s/>Detects when a field, formal or local variable is declared with a long name.</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ShortMethodName</text:p>
          </table:table-cell>
          <table:table-cell table:style-name="ce30" office:value-type="string" calcext:value-type="string">
            <text:p><text:s/>Detects when very short method names are use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VariableNamingConventions</text:p>
          </table:table-cell>
          <table:table-cell table:style-name="ce30" office:value-type="string" calcext:value-type="string">
            <text:p><text:s/>A variable naming conventions rule - customize this to your liking Final variables should be all caps Non-final variables should not include underscores </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MethodNamingConventions</text:p>
          </table:table-cell>
          <table:table-cell table:style-name="ce30" office:value-type="string" calcext:value-type="string">
            <text:p><text:s/>Method names should always begin with a lower case character, and should not contain underscor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ClassNamingConventions</text:p>
          </table:table-cell>
          <table:table-cell table:style-name="ce30" office:value-type="string" calcext:value-type="string">
            <text:p><text:s/>Class names should always begin with an upper case character.</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AbstractNaming</text:p>
          </table:table-cell>
          <table:table-cell table:style-name="ce30" office:value-type="string" calcext:value-type="string">
            <text:p><text:s/>Abstract classes should be named 'AbstractXXX'.</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DollarSigns</text:p>
          </table:table-cell>
          <table:table-cell table:style-name="ce30" office:value-type="string" calcext:value-type="string">
            <text:p><text:s/>Avoid using dollar signs in variable/method/class/interface nam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MethodWithSameNameAsEnclosingClass</text:p>
          </table:table-cell>
          <table:table-cell table:style-name="ce30" office:value-type="string" calcext:value-type="string">
            <text:p><text:s/>Non-constructor methods should not have the same name as the enclosing clas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uspiciousHashcodeMethodName</text:p>
          </table:table-cell>
          <table:table-cell table:style-name="ce30" office:value-type="string" calcext:value-type="string">
            <text:p><text:s/>The method name and return type are suspiciously close to hashCode(), which may mean you are trying (and failing) to override the hashCode() method.</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table:style-name="ce27" office:value-type="string" calcext:value-type="string">
            <text:p>SuspiciousConstantFieldName</text:p>
          </table:table-cell>
          <table:table-cell table:style-name="ce30" office:value-type="string" calcext:value-type="string">
            <text:p><text:s/>A field name is all in uppercase characters, which in sun's java naming conventions indicate a constant. However, the field is not fina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uspiciousEqualsMethodName</text:p>
          </table:table-cell>
          <table:table-cell table:style-name="ce30" office:value-type="string" calcext:value-type="string">
            <text:p><text:s/>The method name and parameter number are suspiciously close to equals(Object), which may mean you are trying (and failing) to override the equals(Object) method.</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FieldNameMatchingTypeName</text:p>
          </table:table-cell>
          <table:table-cell table:style-name="ce30" office:value-type="string" calcext:value-type="string">
            <text:p><text:s/>It is somewhat confusing to have a field name matching the declaring class name. This proabably means that type and or field names could be more precis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FieldNameMatchingMethodName</text:p>
          </table:table-cell>
          <table:table-cell table:style-name="ce30" office:value-type="string" calcext:value-type="string">
            <text:p><text:s/>It is somewhat confusing to have a field name with the same name as a method. While this is totally legal, having information (field) and actions (method) is not clear naming.</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AvoidNonConstructorMethodsWithClassName</text:p>
          </table:table-cell>
          <table:table-cell table:style-name="ce30" office:value-type="string" calcext:value-type="string">
            <text:p><text:s/>It is very easy to confuse methods with classname with constructors. It is preferrable to name these non-constructor methods in a different way.</text:p>
          </table:table-cell>
          <table:table-cell table:number-columns-repeated="1020"/>
        </table:table-row>
        <table:table-row table:style-name="ro2">
          <table:table-cell table:number-columns-repeated="3"/>
          <table:table-cell table:style-name="ce29" office:value-type="string" calcext:value-type="string">
            <text:p>JUnit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JUnitStaticSuite</text:p>
          </table:table-cell>
          <table:table-cell table:style-name="ce30" office:value-type="string" calcext:value-type="string">
            <text:p><text:s/>The suite() method in a JUnit test needs to be both public and static.</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JUnitSpelling</text:p>
          </table:table-cell>
          <table:table-cell table:style-name="ce30" office:value-type="string" calcext:value-type="string">
            <text:p><text:s/>Some JUnit framework methods are easy to misspel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JUnitAssertionsShouldIncludeMessage</text:p>
          </table:table-cell>
          <table:table-cell table:style-name="ce30" office:value-type="string" calcext:value-type="string">
            <text:p><text:s/>JUnit assertions should include a message - i.e., use the three argument version of assertEquals(), not the two argument version.</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JUnitTestsShouldIncludeAssert</text:p>
          </table:table-cell>
          <table:table-cell table:style-name="ce30" office:value-type="string" calcext:value-type="string">
            <text:p><text:s/>JUnit assertions should include an assertion - This makes the tests more robust and assert() with messages provide the developer a clearer idea of what the test do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TestClassWithoutTestCases</text:p>
          </table:table-cell>
          <table:table-cell table:style-name="ce30" office:value-type="string" calcext:value-type="string">
            <text:p><text:s/>Test classes end with the suffix Test. Having a non-test class with that name is not a good practice, since most people will assume it is a test case. Test classes have test methods named testXXX.</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nnecessaryBooleanAssertion</text:p>
          </table:table-cell>
          <table:table-cell table:style-name="ce30" office:value-type="string" calcext:value-type="string">
            <text:p><text:s/>A (junit test) asserttion with a boolean literal is unnecessary, since it always will eval to the same thing. Consider using flow control (in case of assertTrue(false) or similar) or simply removing statements like assertTrue(true) and assertFalse(false);</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AssertEqualsInsteadOfAssertTrue</text:p>
          </table:table-cell>
          <table:table-cell table:style-name="ce30" office:value-type="string" calcext:value-type="string">
            <text:p><text:s/>This rule detects JUnit assertions in object equality. These assertions should be made by more specific methods, like assertEqual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UseAssertSameInsteadOfAssertTrue</text:p>
          </table:table-cell>
          <table:table-cell table:style-name="ce30" office:value-type="string" calcext:value-type="string">
            <text:p><text:s/>This rule detects JUnit assertions in object references equality. These assertions should be made by more specific methods, like assertSame, assertNotSame.</text:p>
          </table:table-cell>
          <table:table-cell table:number-columns-repeated="1020"/>
        </table:table-row>
        <table:table-row table:style-name="ro2">
          <table:table-cell table:number-columns-repeated="3"/>
          <table:table-cell table:style-name="ce29" office:value-type="string" calcext:value-type="string">
            <text:p>Java Logging Rule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MoreThanOneLogger</text:p>
          </table:table-cell>
          <table:table-cell table:style-name="ce30" office:value-type="string" calcext:value-type="string">
            <text:p><text:s/>Normally only one logger is used in each class.</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LoggerIsNotStaticFinal</text:p>
          </table:table-cell>
          <table:table-cell table:style-name="ce30" office:value-type="string" calcext:value-type="string">
            <text:p><text:s/>In most cases, the Logger can be declared static and final.</text:p>
          </table:table-cell>
          <table:table-cell table:number-columns-repeated="1020"/>
        </table:table-row>
        <table:table-row table:style-name="ro2">
          <table:table-cell/>
          <table:table-cell office:value-type="float" office:value="1" calcext:value-type="float">
            <text:p>1</text:p>
          </table:table-cell>
          <table:table-cell office:value-type="string" calcext:value-type="string">
            <text:p>SystemPrintln</text:p>
          </table:table-cell>
          <table:table-cell table:style-name="ce30" office:value-type="string" calcext:value-type="string">
            <text:p><text:s/>System.(out|err).print is used, consider using a logger.</text:p>
          </table:table-cell>
          <table:table-cell table:number-columns-repeated="1020"/>
        </table:table-row>
        <table:table-row table:style-name="ro2">
          <table:table-cell table:number-columns-repeated="3"/>
          <table:table-cell table:style-name="ce32" office:value-type="string" calcext:value-type="string">
            <text:p>Braces Rul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StmtsMustUseBraces</text:p>
          </table:table-cell>
          <table:table-cell table:style-name="ce30" office:value-type="string" calcext:value-type="string">
            <text:p><text:s/>Avoid using if statements without using curly brac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WhileLoopsMustUseBraces</text:p>
          </table:table-cell>
          <table:table-cell table:style-name="ce30" office:value-type="string" calcext:value-type="string">
            <text:p><text:s/>Avoid using 'while' statements without using curly brac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IfElseStmtsMustUseBraces</text:p>
          </table:table-cell>
          <table:table-cell table:style-name="ce30" office:value-type="string" calcext:value-type="string">
            <text:p><text:s/>Avoid using if..else statements without using curly braces</text:p>
          </table:table-cell>
          <table:table-cell table:number-columns-repeated="1020"/>
        </table:table-row>
        <table:table-row table:style-name="ro2">
          <table:table-cell table:style-name="ce5" office:value-type="float" office:value="1" calcext:value-type="float">
            <text:p>1</text:p>
          </table:table-cell>
          <table:table-cell table:style-name="ce2" office:value-type="float" office:value="1" calcext:value-type="float">
            <text:p>1</text:p>
          </table:table-cell>
          <table:table-cell office:value-type="string" calcext:value-type="string">
            <text:p>ForLoopsMustUseBraces</text:p>
          </table:table-cell>
          <table:table-cell table:style-name="ce30" office:value-type="string" calcext:value-type="string">
            <text:p><text:s/>Avoid using 'for' statements without using curly braces</text:p>
          </table:table-cell>
          <table:table-cell table:number-columns-repeated="1020"/>
        </table:table-row>
        <table:table-row table:style-name="ro2">
          <table:table-cell table:number-columns-repeated="3"/>
          <table:table-cell table:style-name="ce33"/>
          <table:table-cell table:number-columns-repeated="1020"/>
        </table:table-row>
        <table:table-row table:style-name="ro2" table:number-rows-repeated="10484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F" svg:font-family="" style:font-family-generic="roman"/>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 number:language="nl" number:country="NL">€</number:currency-symbol>
      <number:text> </number:text>
      <number:number number:decimal-places="2" number:min-integer-digits="1" number:grouping="true"/>
    </number:currency-style>
    <number:currency-style style:name="N12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21P0"/>
    </number:currency-style>
    <number:number-style style:name="N122">
      <number:number number:decimal-places="1" number:min-integer-digits="1"/>
    </number:number-style>
    <number:number-style style:name="N123">
      <number:number number:decimal-places="9" number:min-integer-digits="1"/>
    </number:number-style>
    <number:number-style style:name="N124">
      <number:number number:decimal-places="8" number:min-integer-digits="1"/>
    </number:number-style>
    <number:number-style style:name="N125">
      <number:number number:decimal-places="10" number:min-integer-digits="1"/>
    </number:number-style>
    <number:number-style style:name="N126">
      <number:number number:decimal-places="7" number:min-integer-digits="1"/>
    </number:number-style>
    <number:number-style style:name="N127">
      <number:number number:decimal-places="6" number:min-integer-digits="1"/>
    </number:number-style>
    <number:number-style style:name="N128">
      <number:number number:decimal-places="5" number:min-integer-digits="1"/>
    </number:number-style>
    <number:number-style style:name="N129">
      <number:number number:decimal-places="4" number:min-integer-digits="1"/>
    </number:number-style>
    <number:number-style style:name="N130">
      <number:number number:decimal-places="3"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8">00/00/0000</text:date>, <text:time style:data-style-name="N2" text:time-value="22:42:38.42496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22:04:36.262751000</meta:creation-date>
    <dc:date>2014-08-08T15:16:44.045210000</dc:date>
    <meta:editing-duration>P1DT8H5M55S</meta:editing-duration>
    <meta:editing-cycles>10</meta:editing-cycles>
    <meta:generator>LibreOffice/4.2.5.2$MacOSX_x86 LibreOffice_project/61cb170a04bb1f12e77c884eab9192be736ec5f5</meta:generator>
    <meta:document-statistic meta:table-count="2" meta:cell-count="1050" meta:object-count="0"/>
  </office:meta>
</office:document-meta>
</file>